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2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log_balance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66" table:formula="of:=MIN([.A4:.A41])" table:style-name="ce2">
            <text:p>66</text:p>
          </table:table-cell>
          <table:table-cell office:value-type="float" office:value="38" table:formula="of:=MIN([.B4:.B41])" table:style-name="ce2">
            <text:p>38</text:p>
          </table:table-cell>
          <table:table-cell office:value-type="float" office:value="0" table:formula="of:=MIN([.C4:.C41])" table:style-name="ce2">
            <text:p>0</text:p>
          </table:table-cell>
          <table:table-cell office:value-type="float" office:value="31.428571428571423" table:formula="of:=MIN([.D4:.D41])" table:style-name="ce2">
            <text:p>31</text:p>
          </table:table-cell>
          <table:table-cell office:value-type="float" office:value="0.7777777777777779" table:formula="of:=MIN([.E4:.E41])" table:style-name="ce3">
            <text:p>0.778</text:p>
          </table:table-cell>
          <table:table-cell office:value-type="float" office:value="0.12941176470588237" table:formula="of:=MIN([.F4:.F41])" table:style-name="ce3">
            <text:p>0.129</text:p>
          </table:table-cell>
          <table:table-cell table:number-columns-repeated="16378" table:style-name="ce1"/>
        </table:table-row>
        <table:table-row table:style-name="ro1">
          <table:table-cell office:value-type="float" office:value="105" table:formula="of:=MAX([.A4:.A41])" table:style-name="ce2">
            <text:p>105</text:p>
          </table:table-cell>
          <table:table-cell office:value-type="float" office:value="63" table:formula="of:=MAX([.B4:.B41])" table:style-name="ce2">
            <text:p>63</text:p>
          </table:table-cell>
          <table:table-cell office:value-type="float" office:value="9" table:formula="of:=MAX([.C4:.C41])" table:style-name="ce2">
            <text:p>9</text:p>
          </table:table-cell>
          <table:table-cell office:value-type="float" office:value="34.54545454545454" table:formula="of:=MAX([.D4:.D41])" table:style-name="ce2">
            <text:p>35</text:p>
          </table:table-cell>
          <table:table-cell office:value-type="float" office:value="1.0000000000000002" table:formula="of:=MAX([.E4:.E41])" table:style-name="ce3">
            <text:p>1.000</text:p>
          </table:table-cell>
          <table:table-cell office:value-type="float" office:value="0.22352941176470587" table:formula="of:=MAX([.F4:.F41])" table:style-name="ce3">
            <text:p>0.224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r</text:p>
          </table:table-cell>
          <table:table-cell office:value-type="string" table:style-name="ce4">
            <text:p>g</text:p>
          </table:table-cell>
          <table:table-cell office:value-type="string" table:style-name="ce4">
            <text:p>b</text:p>
          </table:table-cell>
          <table:table-cell office:value-type="string" table:style-name="ce4">
            <text:p>Hue</text:p>
          </table:table-cell>
          <table:table-cell office:value-type="string" table:style-name="ce4">
            <text:p>Sat</text:p>
          </table:table-cell>
          <table:table-cell office:value-type="string" table:style-name="ce4">
            <text:p>Bri</text:p>
          </table:table-cell>
          <table:table-cell table:style-name="ce4"/>
          <table:table-cell office:value-type="string" table:style-name="ce5">
            <text:p>H</text:p>
          </table:table-cell>
          <table:table-cell office:value-type="string" table:style-name="ce5">
            <text:p>S</text:p>
          </table:table-cell>
          <table:table-cell office:value-type="string" table:style-name="ce5">
            <text:p>L</text:p>
          </table:table-cell>
          <table:table-cell office:value-type="string" table:style-name="ce5">
            <text:p>Cmax</text:p>
          </table:table-cell>
          <table:table-cell office:value-type="string" table:style-name="ce5">
            <text:p>Cmin</text:p>
          </table:table-cell>
          <table:table-cell office:value-type="string" table:style-name="ce5">
            <text:p>Delta</text:p>
          </table:table-cell>
          <table:table-cell office:value-type="string" table:style-name="ce5">
            <text:p>Red’</text:p>
          </table:table-cell>
          <table:table-cell office:value-type="string" table:style-name="ce5">
            <text:p>Green’</text:p>
          </table:table-cell>
          <table:table-cell office:value-type="string" table:style-name="ce5">
            <text:p>Blue’</text:p>
          </table:table-cell>
          <table:table-cell office:value-type="string" table:style-name="ce5">
            <text:p>Rmod</text:p>
          </table:table-cell>
          <table:table-cell office:value-type="string" table:style-name="ce5">
            <text:p>Gmod</text:p>
          </table:table-cell>
          <table:table-cell office:value-type="string" table:style-name="ce5">
            <text:p>Bmod</text:p>
          </table:table-cell>
          <table:table-cell table:number-columns-repeated="16365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52" table:style-name="ce1">
            <text:p>52</text:p>
          </table:table-cell>
          <table:table-cell office:value-type="float" office:value="9" table:style-name="ce1">
            <text:p>9</text:p>
          </table:table-cell>
          <table:table-cell office:value-type="float" office:value="33.506493506493506" table:formula="of:=[.H4]" table:style-name="ce2">
            <text:p>34</text:p>
          </table:table-cell>
          <table:table-cell office:value-type="float" office:value="0.81052631578947376" table:formula="of:=[.I4]" table:style-name="ce6">
            <text:p>0.81</text:p>
          </table:table-cell>
          <table:table-cell office:value-type="float" office:value="0.18627450980392157" table:formula="of:=[.J4]" table:style-name="ce6">
            <text:p>0.19</text:p>
          </table:table-cell>
          <table:table-cell table:style-name="ce2"/>
          <table:table-cell office:value-type="float" office:value="33.506493506493506" table:formula="of:=IF(AND([.A4]&gt;=[.B4];[.A4]&gt;=[.C4]);[.Q4];IF([.B4]&gt;=[.C4];[.R4];[.S4]))" table:style-name="ce1">
            <text:p>33.50649351</text:p>
          </table:table-cell>
          <table:table-cell office:value-type="float" office:value="0.81052631578947376" table:formula="of:=IF([.M4]=0;0;([.M4]/(1-ABS(2*[.J4]-1))))" table:style-name="ce3">
            <text:p>0.811</text:p>
          </table:table-cell>
          <table:table-cell office:value-type="float" office:value="0.18627450980392157" table:formula="of:=([.K4]+[.L4])/2" table:style-name="ce3">
            <text:p>0.186</text:p>
          </table:table-cell>
          <table:table-cell office:value-type="float" office:value="0.33725490196078434" table:formula="of:=MAX([.N4:.P4])" table:style-name="ce1">
            <text:p>0.337254902</text:p>
          </table:table-cell>
          <table:table-cell office:value-type="float" office:value="3.5294117647058823E-2" table:formula="of:=MIN([.N4:.P4])" table:style-name="ce1">
            <text:p>0.035294118</text:p>
          </table:table-cell>
          <table:table-cell office:value-type="float" office:value="0.30196078431372553" table:formula="of:=[.K4]-[.L4]" table:style-name="ce1">
            <text:p>0.301960784</text:p>
          </table:table-cell>
          <table:table-cell office:value-type="float" office:value="0.33725490196078434" table:formula="of:=[.A4]/255" table:style-name="ce1">
            <text:p>0.337254902</text:p>
          </table:table-cell>
          <table:table-cell office:value-type="float" office:value="0.20392156862745098" table:formula="of:=[.B4]/255" table:style-name="ce1">
            <text:p>0.203921569</text:p>
          </table:table-cell>
          <table:table-cell office:value-type="float" office:value="3.5294117647058823E-2" table:formula="of:=[.C4]/255" table:style-name="ce1">
            <text:p>0.035294118</text:p>
          </table:table-cell>
          <table:table-cell office:value-type="float" office:value="33.506493506493506" table:formula="of:=60*(MOD(([.O4]-[.P4])/[.M4];6))" table:style-name="ce1">
            <text:p>33.50649351</text:p>
          </table:table-cell>
          <table:table-cell office:value-type="float" office:value="60" table:formula="of:=60*((([.P4]-[.N4])/[.M4])+2)" table:style-name="ce1">
            <text:p>60</text:p>
          </table:table-cell>
          <table:table-cell office:value-type="float" office:value="266.49350649350652" table:formula="of:=60*((([.N4]-[.O4])/[.M4])+4)" table:style-name="ce1">
            <text:p>266.4935065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33.658536585365859" table:formula="of:=[.H5]" table:style-name="ce2">
            <text:p>34</text:p>
          </table:table-cell>
          <table:table-cell office:value-type="float" office:value="0.82000000000000017" table:formula="of:=[.I5]" table:style-name="ce6">
            <text:p>0.82</text:p>
          </table:table-cell>
          <table:table-cell office:value-type="float" office:value="0.19607843137254902" table:formula="of:=[.J5]" table:style-name="ce6">
            <text:p>0.20</text:p>
          </table:table-cell>
          <table:table-cell table:style-name="ce2"/>
          <table:table-cell office:value-type="float" office:value="33.658536585365859" table:formula="of:=IF(AND([.A5]&gt;=[.B5];[.A5]&gt;=[.C5]);[.Q5];IF([.B5]&gt;=[.C5];[.R5];[.S5]))" table:style-name="ce1">
            <text:p>33.65853659</text:p>
          </table:table-cell>
          <table:table-cell office:value-type="float" office:value="0.82000000000000017" table:formula="of:=IF([.M5]=0;0;([.M5]/(1-ABS(2*[.J5]-1))))" table:style-name="ce3">
            <text:p>0.820</text:p>
          </table:table-cell>
          <table:table-cell office:value-type="float" office:value="0.19607843137254902" table:formula="of:=([.K5]+[.L5])/2" table:style-name="ce3">
            <text:p>0.196</text:p>
          </table:table-cell>
          <table:table-cell office:value-type="float" office:value="0.35686274509803922" table:formula="of:=MAX([.N5:.P5])" table:style-name="ce1">
            <text:p>0.356862745</text:p>
          </table:table-cell>
          <table:table-cell office:value-type="float" office:value="3.5294117647058823E-2" table:formula="of:=MIN([.N5:.P5])" table:style-name="ce1">
            <text:p>0.035294118</text:p>
          </table:table-cell>
          <table:table-cell office:value-type="float" office:value="0.32156862745098042" table:formula="of:=[.K5]-[.L5]" table:style-name="ce1">
            <text:p>0.321568627</text:p>
          </table:table-cell>
          <table:table-cell office:value-type="float" office:value="0.35686274509803922" table:formula="of:=[.A5]/255" table:style-name="ce1">
            <text:p>0.356862745</text:p>
          </table:table-cell>
          <table:table-cell office:value-type="float" office:value="0.21568627450980393" table:formula="of:=[.B5]/255" table:style-name="ce1">
            <text:p>0.215686275</text:p>
          </table:table-cell>
          <table:table-cell office:value-type="float" office:value="3.5294117647058823E-2" table:formula="of:=[.C5]/255" table:style-name="ce1">
            <text:p>0.035294118</text:p>
          </table:table-cell>
          <table:table-cell office:value-type="float" office:value="33.658536585365859" table:formula="of:=60*(MOD(([.O5]-[.P5])/[.M5];6))" table:style-name="ce1">
            <text:p>33.65853659</text:p>
          </table:table-cell>
          <table:table-cell office:value-type="float" office:value="60" table:formula="of:=60*((([.P5]-[.N5])/[.M5])+2)" table:style-name="ce1">
            <text:p>60</text:p>
          </table:table-cell>
          <table:table-cell office:value-type="float" office:value="266.34146341463418" table:formula="of:=60*((([.N5]-[.O5])/[.M5])+4)" table:style-name="ce1">
            <text:p>266.3414634</text:p>
          </table:table-cell>
          <table:table-cell table:number-columns-repeated="1636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31.428571428571423" table:formula="of:=[.H6]" table:style-name="ce2">
            <text:p>31</text:p>
          </table:table-cell>
          <table:table-cell office:value-type="float" office:value="0.7777777777777779" table:formula="of:=[.I6]" table:style-name="ce6">
            <text:p>0.78</text:p>
          </table:table-cell>
          <table:table-cell office:value-type="float" office:value="0.1588235294117647" table:formula="of:=[.J6]" table:style-name="ce6">
            <text:p>0.16</text:p>
          </table:table-cell>
          <table:table-cell table:style-name="ce2"/>
          <table:table-cell office:value-type="float" office:value="31.428571428571423" table:formula="of:=IF(AND([.A6]&gt;=[.B6];[.A6]&gt;=[.C6]);[.Q6];IF([.B6]&gt;=[.C6];[.R6];[.S6]))" table:style-name="ce1">
            <text:p>31.42857143</text:p>
          </table:table-cell>
          <table:table-cell office:value-type="float" office:value="0.7777777777777779" table:formula="of:=IF([.M6]=0;0;([.M6]/(1-ABS(2*[.J6]-1))))" table:style-name="ce3">
            <text:p>0.778</text:p>
          </table:table-cell>
          <table:table-cell office:value-type="float" office:value="0.1588235294117647" table:formula="of:=([.K6]+[.L6])/2" table:style-name="ce3">
            <text:p>0.159</text:p>
          </table:table-cell>
          <table:table-cell office:value-type="float" office:value="0.28235294117647058" table:formula="of:=MAX([.N6:.P6])" table:style-name="ce1">
            <text:p>0.282352941</text:p>
          </table:table-cell>
          <table:table-cell office:value-type="float" office:value="3.5294117647058823E-2" table:formula="of:=MIN([.N6:.P6])" table:style-name="ce1">
            <text:p>0.035294118</text:p>
          </table:table-cell>
          <table:table-cell office:value-type="float" office:value="0.24705882352941178" table:formula="of:=[.K6]-[.L6]" table:style-name="ce1">
            <text:p>0.247058824</text:p>
          </table:table-cell>
          <table:table-cell office:value-type="float" office:value="0.28235294117647058" table:formula="of:=[.A6]/255" table:style-name="ce1">
            <text:p>0.282352941</text:p>
          </table:table-cell>
          <table:table-cell office:value-type="float" office:value="0.16470588235294117" table:formula="of:=[.B6]/255" table:style-name="ce1">
            <text:p>0.164705882</text:p>
          </table:table-cell>
          <table:table-cell office:value-type="float" office:value="3.5294117647058823E-2" table:formula="of:=[.C6]/255" table:style-name="ce1">
            <text:p>0.035294118</text:p>
          </table:table-cell>
          <table:table-cell office:value-type="float" office:value="31.428571428571423" table:formula="of:=60*(MOD(([.O6]-[.P6])/[.M6];6))" table:style-name="ce1">
            <text:p>31.42857143</text:p>
          </table:table-cell>
          <table:table-cell office:value-type="float" office:value="60" table:formula="of:=60*((([.P6]-[.N6])/[.M6])+2)" table:style-name="ce1">
            <text:p>60</text:p>
          </table:table-cell>
          <table:table-cell office:value-type="float" office:value="268.57142857142856" table:formula="of:=60*((([.N6]-[.O6])/[.M6])+4)" table:style-name="ce1">
            <text:p>268.5714286</text:p>
          </table:table-cell>
          <table:table-cell table:number-columns-repeated="16365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50" table:style-name="ce1">
            <text:p>50</text:p>
          </table:table-cell>
          <table:table-cell office:value-type="float" office:value="9" table:style-name="ce1">
            <text:p>9</text:p>
          </table:table-cell>
          <table:table-cell office:value-type="float" office:value="34.166666666666664" table:formula="of:=[.H7]" table:style-name="ce2">
            <text:p>34</text:p>
          </table:table-cell>
          <table:table-cell office:value-type="float" office:value="0.8" table:formula="of:=[.I7]" table:style-name="ce6">
            <text:p>0.80</text:p>
          </table:table-cell>
          <table:table-cell office:value-type="float" office:value="0.1764705882352941" table:formula="of:=[.J7]" table:style-name="ce6">
            <text:p>0.18</text:p>
          </table:table-cell>
          <table:table-cell table:style-name="ce2"/>
          <table:table-cell office:value-type="float" office:value="34.166666666666664" table:formula="of:=IF(AND([.A7]&gt;=[.B7];[.A7]&gt;=[.C7]);[.Q7];IF([.B7]&gt;=[.C7];[.R7];[.S7]))" table:style-name="ce1">
            <text:p>34.16666667</text:p>
          </table:table-cell>
          <table:table-cell office:value-type="float" office:value="0.8" table:formula="of:=IF([.M7]=0;0;([.M7]/(1-ABS(2*[.J7]-1))))" table:style-name="ce3">
            <text:p>0.800</text:p>
          </table:table-cell>
          <table:table-cell office:value-type="float" office:value="0.1764705882352941" table:formula="of:=([.K7]+[.L7])/2" table:style-name="ce3">
            <text:p>0.176</text:p>
          </table:table-cell>
          <table:table-cell office:value-type="float" office:value="0.31764705882352939" table:formula="of:=MAX([.N7:.P7])" table:style-name="ce1">
            <text:p>0.317647059</text:p>
          </table:table-cell>
          <table:table-cell office:value-type="float" office:value="3.5294117647058823E-2" table:formula="of:=MIN([.N7:.P7])" table:style-name="ce1">
            <text:p>0.035294118</text:p>
          </table:table-cell>
          <table:table-cell office:value-type="float" office:value="0.28235294117647058" table:formula="of:=[.K7]-[.L7]" table:style-name="ce1">
            <text:p>0.282352941</text:p>
          </table:table-cell>
          <table:table-cell office:value-type="float" office:value="0.31764705882352939" table:formula="of:=[.A7]/255" table:style-name="ce1">
            <text:p>0.317647059</text:p>
          </table:table-cell>
          <table:table-cell office:value-type="float" office:value="0.19607843137254902" table:formula="of:=[.B7]/255" table:style-name="ce1">
            <text:p>0.196078431</text:p>
          </table:table-cell>
          <table:table-cell office:value-type="float" office:value="3.5294117647058823E-2" table:formula="of:=[.C7]/255" table:style-name="ce1">
            <text:p>0.035294118</text:p>
          </table:table-cell>
          <table:table-cell office:value-type="float" office:value="34.166666666666664" table:formula="of:=60*(MOD(([.O7]-[.P7])/[.M7];6))" table:style-name="ce1">
            <text:p>34.16666667</text:p>
          </table:table-cell>
          <table:table-cell office:value-type="float" office:value="60" table:formula="of:=60*((([.P7]-[.N7])/[.M7])+2)" table:style-name="ce1">
            <text:p>60</text:p>
          </table:table-cell>
          <table:table-cell office:value-type="float" office:value="265.83333333333331" table:formula="of:=60*((([.N7]-[.O7])/[.M7])+4)" table:style-name="ce1">
            <text:p>265.8333333</text:p>
          </table:table-cell>
          <table:table-cell table:number-columns-repeated="1636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63" table:style-name="ce1">
            <text:p>63</text:p>
          </table:table-cell>
          <table:table-cell office:value-type="float" office:value="9" table:style-name="ce1">
            <text:p>9</text:p>
          </table:table-cell>
          <table:table-cell office:value-type="float" office:value="33.750000000000007" table:formula="of:=[.H8]" table:style-name="ce2">
            <text:p>34</text:p>
          </table:table-cell>
          <table:table-cell office:value-type="float" office:value="0.8421052631578948" table:formula="of:=[.I8]" table:style-name="ce6">
            <text:p>0.84</text:p>
          </table:table-cell>
          <table:table-cell office:value-type="float" office:value="0.22352941176470587" table:formula="of:=[.J8]" table:style-name="ce6">
            <text:p>0.22</text:p>
          </table:table-cell>
          <table:table-cell table:style-name="ce2"/>
          <table:table-cell office:value-type="float" office:value="33.750000000000007" table:formula="of:=IF(AND([.A8]&gt;=[.B8];[.A8]&gt;=[.C8]);[.Q8];IF([.B8]&gt;=[.C8];[.R8];[.S8]))" table:style-name="ce1">
            <text:p>33.75</text:p>
          </table:table-cell>
          <table:table-cell office:value-type="float" office:value="0.8421052631578948" table:formula="of:=IF([.M8]=0;0;([.M8]/(1-ABS(2*[.J8]-1))))" table:style-name="ce3">
            <text:p>0.842</text:p>
          </table:table-cell>
          <table:table-cell office:value-type="float" office:value="0.22352941176470587" table:formula="of:=([.K8]+[.L8])/2" table:style-name="ce3">
            <text:p>0.224</text:p>
          </table:table-cell>
          <table:table-cell office:value-type="float" office:value="0.41176470588235292" table:formula="of:=MAX([.N8:.P8])" table:style-name="ce1">
            <text:p>0.411764706</text:p>
          </table:table-cell>
          <table:table-cell office:value-type="float" office:value="3.5294117647058823E-2" table:formula="of:=MIN([.N8:.P8])" table:style-name="ce1">
            <text:p>0.035294118</text:p>
          </table:table-cell>
          <table:table-cell office:value-type="float" office:value="0.37647058823529411" table:formula="of:=[.K8]-[.L8]" table:style-name="ce1">
            <text:p>0.376470588</text:p>
          </table:table-cell>
          <table:table-cell office:value-type="float" office:value="0.41176470588235292" table:formula="of:=[.A8]/255" table:style-name="ce1">
            <text:p>0.411764706</text:p>
          </table:table-cell>
          <table:table-cell office:value-type="float" office:value="0.24705882352941178" table:formula="of:=[.B8]/255" table:style-name="ce1">
            <text:p>0.247058824</text:p>
          </table:table-cell>
          <table:table-cell office:value-type="float" office:value="3.5294117647058823E-2" table:formula="of:=[.C8]/255" table:style-name="ce1">
            <text:p>0.035294118</text:p>
          </table:table-cell>
          <table:table-cell office:value-type="float" office:value="33.750000000000007" table:formula="of:=60*(MOD(([.O8]-[.P8])/[.M8];6))" table:style-name="ce1">
            <text:p>33.75</text:p>
          </table:table-cell>
          <table:table-cell office:value-type="float" office:value="60" table:formula="of:=60*((([.P8]-[.N8])/[.M8])+2)" table:style-name="ce1">
            <text:p>60</text:p>
          </table:table-cell>
          <table:table-cell office:value-type="float" office:value="266.25" table:formula="of:=60*((([.N8]-[.O8])/[.M8])+4)" table:style-name="ce1">
            <text:p>266.25</text:p>
          </table:table-cell>
          <table:table-cell table:number-columns-repeated="16365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42" table:style-name="ce1">
            <text:p>42</text:p>
          </table:table-cell>
          <table:table-cell office:value-type="float" office:value="9" table:style-name="ce1">
            <text:p>9</text:p>
          </table:table-cell>
          <table:table-cell office:value-type="float" office:value="31.428571428571423" table:formula="of:=[.H9]" table:style-name="ce2">
            <text:p>31</text:p>
          </table:table-cell>
          <table:table-cell office:value-type="float" office:value="0.7777777777777779" table:formula="of:=[.I9]" table:style-name="ce6">
            <text:p>0.78</text:p>
          </table:table-cell>
          <table:table-cell office:value-type="float" office:value="0.1588235294117647" table:formula="of:=[.J9]" table:style-name="ce6">
            <text:p>0.16</text:p>
          </table:table-cell>
          <table:table-cell table:style-name="ce2"/>
          <table:table-cell office:value-type="float" office:value="31.428571428571423" table:formula="of:=IF(AND([.A9]&gt;=[.B9];[.A9]&gt;=[.C9]);[.Q9];IF([.B9]&gt;=[.C9];[.R9];[.S9]))" table:style-name="ce1">
            <text:p>31.42857143</text:p>
          </table:table-cell>
          <table:table-cell office:value-type="float" office:value="0.7777777777777779" table:formula="of:=IF([.M9]=0;0;([.M9]/(1-ABS(2*[.J9]-1))))" table:style-name="ce3">
            <text:p>0.778</text:p>
          </table:table-cell>
          <table:table-cell office:value-type="float" office:value="0.1588235294117647" table:formula="of:=([.K9]+[.L9])/2" table:style-name="ce3">
            <text:p>0.159</text:p>
          </table:table-cell>
          <table:table-cell office:value-type="float" office:value="0.28235294117647058" table:formula="of:=MAX([.N9:.P9])" table:style-name="ce1">
            <text:p>0.282352941</text:p>
          </table:table-cell>
          <table:table-cell office:value-type="float" office:value="3.5294117647058823E-2" table:formula="of:=MIN([.N9:.P9])" table:style-name="ce1">
            <text:p>0.035294118</text:p>
          </table:table-cell>
          <table:table-cell office:value-type="float" office:value="0.24705882352941178" table:formula="of:=[.K9]-[.L9]" table:style-name="ce1">
            <text:p>0.247058824</text:p>
          </table:table-cell>
          <table:table-cell office:value-type="float" office:value="0.28235294117647058" table:formula="of:=[.A9]/255" table:style-name="ce1">
            <text:p>0.282352941</text:p>
          </table:table-cell>
          <table:table-cell office:value-type="float" office:value="0.16470588235294117" table:formula="of:=[.B9]/255" table:style-name="ce1">
            <text:p>0.164705882</text:p>
          </table:table-cell>
          <table:table-cell office:value-type="float" office:value="3.5294117647058823E-2" table:formula="of:=[.C9]/255" table:style-name="ce1">
            <text:p>0.035294118</text:p>
          </table:table-cell>
          <table:table-cell office:value-type="float" office:value="31.428571428571423" table:formula="of:=60*(MOD(([.O9]-[.P9])/[.M9];6))" table:style-name="ce1">
            <text:p>31.42857143</text:p>
          </table:table-cell>
          <table:table-cell office:value-type="float" office:value="60" table:formula="of:=60*((([.P9]-[.N9])/[.M9])+2)" table:style-name="ce1">
            <text:p>60</text:p>
          </table:table-cell>
          <table:table-cell office:value-type="float" office:value="268.57142857142856" table:formula="of:=60*((([.N9]-[.O9])/[.M9])+4)" table:style-name="ce1">
            <text:p>268.5714286</text:p>
          </table:table-cell>
          <table:table-cell table:number-columns-repeated="16365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float" office:value="34.54545454545454" table:formula="of:=[.H10]" table:style-name="ce2">
            <text:p>35</text:p>
          </table:table-cell>
          <table:table-cell office:value-type="float" office:value="1.0000000000000002" table:formula="of:=[.I10]" table:style-name="ce6">
            <text:p>1.00</text:p>
          </table:table-cell>
          <table:table-cell office:value-type="float" office:value="0.12941176470588237" table:formula="of:=[.J10]" table:style-name="ce6">
            <text:p>0.13</text:p>
          </table:table-cell>
          <table:table-cell table:style-name="ce2"/>
          <table:table-cell office:value-type="float" office:value="34.54545454545454" table:formula="of:=IF(AND([.A10]&gt;=[.B10];[.A10]&gt;=[.C10]);[.Q10];IF([.B10]&gt;=[.C10];[.R10];[.S10]))" table:style-name="ce1">
            <text:p>34.54545455</text:p>
          </table:table-cell>
          <table:table-cell office:value-type="float" office:value="1.0000000000000002" table:formula="of:=IF([.M10]=0;0;([.M10]/(1-ABS(2*[.J10]-1))))" table:style-name="ce3">
            <text:p>1.000</text:p>
          </table:table-cell>
          <table:table-cell office:value-type="float" office:value="0.12941176470588237" table:formula="of:=([.K10]+[.L10])/2" table:style-name="ce3">
            <text:p>0.129</text:p>
          </table:table-cell>
          <table:table-cell office:value-type="float" office:value="0.25882352941176473" table:formula="of:=MAX([.N10:.P10])" table:style-name="ce1">
            <text:p>0.258823529</text:p>
          </table:table-cell>
          <table:table-cell office:value-type="float" office:value="0" table:formula="of:=MIN([.N10:.P10])" table:style-name="ce1">
            <text:p>0</text:p>
          </table:table-cell>
          <table:table-cell office:value-type="float" office:value="0.25882352941176473" table:formula="of:=[.K10]-[.L10]" table:style-name="ce1">
            <text:p>0.258823529</text:p>
          </table:table-cell>
          <table:table-cell office:value-type="float" office:value="0.25882352941176473" table:formula="of:=[.A10]/255" table:style-name="ce1">
            <text:p>0.258823529</text:p>
          </table:table-cell>
          <table:table-cell office:value-type="float" office:value="0.14901960784313725" table:formula="of:=[.B10]/255" table:style-name="ce1">
            <text:p>0.149019608</text:p>
          </table:table-cell>
          <table:table-cell office:value-type="float" office:value="0" table:formula="of:=[.C10]/255" table:style-name="ce1">
            <text:p>0</text:p>
          </table:table-cell>
          <table:table-cell office:value-type="float" office:value="34.54545454545454" table:formula="of:=60*(MOD(([.O10]-[.P10])/[.M10];6))" table:style-name="ce1">
            <text:p>34.54545455</text:p>
          </table:table-cell>
          <table:table-cell office:value-type="float" office:value="60" table:formula="of:=60*((([.P10]-[.N10])/[.M10])+2)" table:style-name="ce1">
            <text:p>60</text:p>
          </table:table-cell>
          <table:table-cell office:value-type="float" office:value="265.45454545454544" table:formula="of:=60*((([.N10]-[.O10])/[.M10])+4)" table:style-name="ce1">
            <text:p>265.4545455</text:p>
          </table:table-cell>
          <table:table-cell table:number-columns-repeated="16365"/>
        </table:table-row>
        <table:table-row table:number-rows-repeated="6" table:style-name="ro1">
          <table:table-cell table:number-columns-repeated="3" table:style-name="ce1"/>
          <table:table-cell table:style-name="ce2"/>
          <table:table-cell table:number-columns-repeated="2" table:style-name="ce6"/>
          <table:table-cell table:style-name="ce2"/>
          <table:table-cell table:style-name="ce1"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table:number-columns-repeated="3"/>
          <table:table-cell table:style-name="ce2"/>
          <table:table-cell table:number-columns-repeated="2" table:style-name="ce6"/>
          <table:table-cell table:style-name="ce2"/>
          <table:table-cell table:style-name="ce1"/>
          <table:table-cell table:number-columns-repeated="2" table:style-name="ce3"/>
          <table:table-cell table:number-columns-repeated="16374"/>
        </table:table-row>
        <table:table-row table:number-rows-repeated="1048559" table:style-name="ro1">
          <table:table-cell table:number-columns-repeated="16384"/>
        </table:table-row>
      </table:table>
      <table:table table:name="cargo_net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91" table:formula="of:=MIN([.A4:.A41])" table:style-name="ce2">
            <text:p>91</text:p>
          </table:table-cell>
          <table:table-cell office:value-type="float" office:value="55" table:formula="of:=MIN([.B4:.B41])" table:style-name="ce2">
            <text:p>55</text:p>
          </table:table-cell>
          <table:table-cell office:value-type="float" office:value="9" table:formula="of:=MIN([.C4:.C41])" table:style-name="ce2">
            <text:p>9</text:p>
          </table:table-cell>
          <table:table-cell office:value-type="float" office:value="33.658536585365859" table:formula="of:=MIN([.D4:.D41])" table:style-name="ce2">
            <text:p>34</text:p>
          </table:table-cell>
          <table:table-cell office:value-type="float" office:value="0.82000000000000017" table:formula="of:=MIN([.E4:.E41])" table:style-name="ce3">
            <text:p>0.820</text:p>
          </table:table-cell>
          <table:table-cell office:value-type="float" office:value="0.19607843137254902" table:formula="of:=MIN([.F4:.F41])" table:style-name="ce3">
            <text:p>0.196</text:p>
          </table:table-cell>
          <table:table-cell table:number-columns-repeated="16378" table:style-name="ce1"/>
        </table:table-row>
        <table:table-row table:style-name="ro1">
          <table:table-cell office:value-type="float" office:value="91" table:formula="of:=MAX([.A4:.A41])" table:style-name="ce2">
            <text:p>91</text:p>
          </table:table-cell>
          <table:table-cell office:value-type="float" office:value="55" table:formula="of:=MAX([.B4:.B41])" table:style-name="ce2">
            <text:p>55</text:p>
          </table:table-cell>
          <table:table-cell office:value-type="float" office:value="9" table:formula="of:=MAX([.C4:.C41])" table:style-name="ce2">
            <text:p>9</text:p>
          </table:table-cell>
          <table:table-cell office:value-type="float" office:value="33.658536585365859" table:formula="of:=MAX([.D4:.D41])" table:style-name="ce2">
            <text:p>34</text:p>
          </table:table-cell>
          <table:table-cell office:value-type="float" office:value="0.82000000000000017" table:formula="of:=MAX([.E4:.E41])" table:style-name="ce3">
            <text:p>0.820</text:p>
          </table:table-cell>
          <table:table-cell office:value-type="float" office:value="0.19607843137254902" table:formula="of:=MAX([.F4:.F41])" table:style-name="ce3">
            <text:p>0.19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r</text:p>
          </table:table-cell>
          <table:table-cell office:value-type="string" table:style-name="ce4">
            <text:p>g</text:p>
          </table:table-cell>
          <table:table-cell office:value-type="string" table:style-name="ce4">
            <text:p>b</text:p>
          </table:table-cell>
          <table:table-cell office:value-type="string" table:style-name="ce4">
            <text:p>Hue</text:p>
          </table:table-cell>
          <table:table-cell office:value-type="string" table:style-name="ce4">
            <text:p>Sat</text:p>
          </table:table-cell>
          <table:table-cell office:value-type="string" table:style-name="ce4">
            <text:p>Bri</text:p>
          </table:table-cell>
          <table:table-cell table:style-name="ce4"/>
          <table:table-cell office:value-type="string" table:style-name="ce5">
            <text:p>H</text:p>
          </table:table-cell>
          <table:table-cell office:value-type="string" table:style-name="ce5">
            <text:p>S</text:p>
          </table:table-cell>
          <table:table-cell office:value-type="string" table:style-name="ce5">
            <text:p>L</text:p>
          </table:table-cell>
          <table:table-cell office:value-type="string" table:style-name="ce5">
            <text:p>Cmax</text:p>
          </table:table-cell>
          <table:table-cell office:value-type="string" table:style-name="ce5">
            <text:p>Cmin</text:p>
          </table:table-cell>
          <table:table-cell office:value-type="string" table:style-name="ce5">
            <text:p>Delta</text:p>
          </table:table-cell>
          <table:table-cell office:value-type="string" table:style-name="ce5">
            <text:p>Red’</text:p>
          </table:table-cell>
          <table:table-cell office:value-type="string" table:style-name="ce5">
            <text:p>Green’</text:p>
          </table:table-cell>
          <table:table-cell office:value-type="string" table:style-name="ce5">
            <text:p>Blue’</text:p>
          </table:table-cell>
          <table:table-cell office:value-type="string" table:style-name="ce5">
            <text:p>Rmod</text:p>
          </table:table-cell>
          <table:table-cell office:value-type="string" table:style-name="ce5">
            <text:p>Gmod</text:p>
          </table:table-cell>
          <table:table-cell office:value-type="string" table:style-name="ce5">
            <text:p>Bmod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55" table:style-name="ce1">
            <text:p>55</text:p>
          </table:table-cell>
          <table:table-cell office:value-type="float" office:value="9" table:style-name="ce1">
            <text:p>9</text:p>
          </table:table-cell>
          <table:table-cell office:value-type="float" office:value="33.658536585365859" table:formula="of:=[.H4]" table:style-name="ce2">
            <text:p>34</text:p>
          </table:table-cell>
          <table:table-cell office:value-type="float" office:value="0.82000000000000017" table:formula="of:=[.I4]" table:style-name="ce6">
            <text:p>0.82</text:p>
          </table:table-cell>
          <table:table-cell office:value-type="float" office:value="0.19607843137254902" table:formula="of:=[.J4]" table:style-name="ce6">
            <text:p>0.20</text:p>
          </table:table-cell>
          <table:table-cell table:style-name="ce2"/>
          <table:table-cell office:value-type="float" office:value="33.658536585365859" table:formula="of:=IF(AND([.A4]&gt;=[.B4];[.A4]&gt;=[.C4]);[.Q4];IF([.B4]&gt;=[.C4];[.R4];[.S4]))" table:style-name="ce1">
            <text:p>33.65853659</text:p>
          </table:table-cell>
          <table:table-cell office:value-type="float" office:value="0.82000000000000017" table:formula="of:=IF([.M4]=0;0;([.M4]/(1-ABS(2*[.J4]-1))))" table:style-name="ce3">
            <text:p>0.820</text:p>
          </table:table-cell>
          <table:table-cell office:value-type="float" office:value="0.19607843137254902" table:formula="of:=([.K4]+[.L4])/2" table:style-name="ce3">
            <text:p>0.196</text:p>
          </table:table-cell>
          <table:table-cell office:value-type="float" office:value="0.35686274509803922" table:formula="of:=MAX([.N4:.P4])" table:style-name="ce1">
            <text:p>0.356862745</text:p>
          </table:table-cell>
          <table:table-cell office:value-type="float" office:value="3.5294117647058823E-2" table:formula="of:=MIN([.N4:.P4])" table:style-name="ce1">
            <text:p>0.035294118</text:p>
          </table:table-cell>
          <table:table-cell office:value-type="float" office:value="0.32156862745098042" table:formula="of:=[.K4]-[.L4]" table:style-name="ce1">
            <text:p>0.321568627</text:p>
          </table:table-cell>
          <table:table-cell office:value-type="float" office:value="0.35686274509803922" table:formula="of:=[.A4]/255" table:style-name="ce1">
            <text:p>0.356862745</text:p>
          </table:table-cell>
          <table:table-cell office:value-type="float" office:value="0.21568627450980393" table:formula="of:=[.B4]/255" table:style-name="ce1">
            <text:p>0.215686275</text:p>
          </table:table-cell>
          <table:table-cell office:value-type="float" office:value="3.5294117647058823E-2" table:formula="of:=[.C4]/255" table:style-name="ce1">
            <text:p>0.035294118</text:p>
          </table:table-cell>
          <table:table-cell office:value-type="float" office:value="33.658536585365859" table:formula="of:=60*(MOD(([.O4]-[.P4])/[.M4];6))" table:style-name="ce1">
            <text:p>33.65853659</text:p>
          </table:table-cell>
          <table:table-cell office:value-type="float" office:value="60" table:formula="of:=60*((([.P4]-[.N4])/[.M4])+2)" table:style-name="ce1">
            <text:p>60</text:p>
          </table:table-cell>
          <table:table-cell office:value-type="float" office:value="266.34146341463418" table:formula="of:=60*((([.N4]-[.O4])/[.M4])+4)" table:style-name="ce1">
            <text:p>266.3414634</text:p>
          </table:table-cell>
          <table:table-cell table:number-columns-repeated="16365"/>
        </table:table-row>
        <table:table-row table:number-rows-repeated="1048572" table:style-name="ro1">
          <table:table-cell table:number-columns-repeated="16384"/>
        </table:table-row>
      </table:table>
      <table:table table:name="tree_branch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78" table:formula="of:=MIN([.A4:.A17])" table:style-name="ce2">
            <text:p>78</text:p>
          </table:table-cell>
          <table:table-cell office:value-type="float" office:value="60" table:formula="of:=MIN([.B4:.B17])" table:style-name="ce2">
            <text:p>60</text:p>
          </table:table-cell>
          <table:table-cell office:value-type="float" office:value="17" table:formula="of:=MIN([.C4:.C17])" table:style-name="ce2">
            <text:p>17</text:p>
          </table:table-cell>
          <table:table-cell office:value-type="float" office:value="38.644067796610173" table:formula="of:=MIN([.D4:.D17])" table:style-name="ce2">
            <text:p>39</text:p>
          </table:table-cell>
          <table:table-cell office:value-type="float" office:value="0.36538461538461536" table:formula="of:=MIN([.E4:.E17])" table:style-name="ce3">
            <text:p>0.365</text:p>
          </table:table-cell>
          <table:table-cell office:value-type="float" office:value="0.18627450980392157" table:formula="of:=MIN([.F4:.F17])" table:style-name="ce3">
            <text:p>0.186</text:p>
          </table:table-cell>
          <table:table-cell table:number-columns-repeated="16378" table:style-name="ce1"/>
        </table:table-row>
        <table:table-row table:style-name="ro1">
          <table:table-cell office:value-type="float" office:value="142" table:formula="of:=MAX([.A4:.A17])" table:style-name="ce2">
            <text:p>142</text:p>
          </table:table-cell>
          <table:table-cell office:value-type="float" office:value="116" table:formula="of:=MAX([.B4:.B17])" table:style-name="ce2">
            <text:p>116</text:p>
          </table:table-cell>
          <table:table-cell office:value-type="float" office:value="66" table:formula="of:=MAX([.C4:.C17])" table:style-name="ce2">
            <text:p>66</text:p>
          </table:table-cell>
          <table:table-cell office:value-type="float" office:value="42.439024390243908" table:formula="of:=MAX([.D4:.D17])" table:style-name="ce2">
            <text:p>42</text:p>
          </table:table-cell>
          <table:table-cell office:value-type="float" office:value="0.64210526315789485" table:formula="of:=MAX([.E4:.E17])" table:style-name="ce3">
            <text:p>0.642</text:p>
          </table:table-cell>
          <table:table-cell office:value-type="float" office:value="0.40784313725490196" table:formula="of:=MAX([.F4:.F17])" table:style-name="ce3">
            <text:p>0.408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r</text:p>
          </table:table-cell>
          <table:table-cell office:value-type="string" table:style-name="ce4">
            <text:p>g</text:p>
          </table:table-cell>
          <table:table-cell office:value-type="string" table:style-name="ce4">
            <text:p>b</text:p>
          </table:table-cell>
          <table:table-cell office:value-type="string" table:style-name="ce4">
            <text:p>Hue</text:p>
          </table:table-cell>
          <table:table-cell office:value-type="string" table:style-name="ce4">
            <text:p>Sat</text:p>
          </table:table-cell>
          <table:table-cell office:value-type="string" table:style-name="ce4">
            <text:p>Bri</text:p>
          </table:table-cell>
          <table:table-cell table:style-name="ce4"/>
          <table:table-cell office:value-type="string" table:style-name="ce5">
            <text:p>H</text:p>
          </table:table-cell>
          <table:table-cell office:value-type="string" table:style-name="ce5">
            <text:p>S</text:p>
          </table:table-cell>
          <table:table-cell office:value-type="string" table:style-name="ce5">
            <text:p>L</text:p>
          </table:table-cell>
          <table:table-cell office:value-type="string" table:style-name="ce5">
            <text:p>Cmax</text:p>
          </table:table-cell>
          <table:table-cell office:value-type="string" table:style-name="ce5">
            <text:p>Cmin</text:p>
          </table:table-cell>
          <table:table-cell office:value-type="string" table:style-name="ce5">
            <text:p>Delta</text:p>
          </table:table-cell>
          <table:table-cell office:value-type="string" table:style-name="ce5">
            <text:p>Red’</text:p>
          </table:table-cell>
          <table:table-cell office:value-type="string" table:style-name="ce5">
            <text:p>Green’</text:p>
          </table:table-cell>
          <table:table-cell office:value-type="string" table:style-name="ce5">
            <text:p>Blue’</text:p>
          </table:table-cell>
          <table:table-cell office:value-type="string" table:style-name="ce5">
            <text:p>Rmod</text:p>
          </table:table-cell>
          <table:table-cell office:value-type="string" table:style-name="ce5">
            <text:p>Gmod</text:p>
          </table:table-cell>
          <table:table-cell office:value-type="string" table:style-name="ce5">
            <text:p>Bmod</text:p>
          </table:table-cell>
          <table:table-cell table:number-columns-repeated="16365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92" table:style-name="ce1">
            <text:p>92</text:p>
          </table:table-cell>
          <table:table-cell office:value-type="float" office:value="52" table:style-name="ce1">
            <text:p>52</text:p>
          </table:table-cell>
          <table:table-cell office:value-type="float" office:value="40" table:formula="of:=[.H4]" table:style-name="ce2">
            <text:p>40</text:p>
          </table:table-cell>
          <table:table-cell office:value-type="float" office:value="0.36585365853658541" table:formula="of:=[.I4]" table:style-name="ce6">
            <text:p>0.37</text:p>
          </table:table-cell>
          <table:table-cell office:value-type="float" office:value="0.32156862745098036" table:formula="of:=[.J4]" table:style-name="ce6">
            <text:p>0.32</text:p>
          </table:table-cell>
          <table:table-cell table:style-name="ce2"/>
          <table:table-cell office:value-type="float" office:value="40" table:formula="of:=IF(AND([.A4]&gt;=[.B4];[.A4]&gt;=[.C4]);[.Q4];IF([.B4]&gt;=[.C4];[.R4];[.S4]))" table:style-name="ce1">
            <text:p>40</text:p>
          </table:table-cell>
          <table:table-cell office:value-type="float" office:value="0.36585365853658541" table:formula="of:=IF([.M4]=0;0;([.M4]/(1-ABS(2*[.J4]-1))))" table:style-name="ce3">
            <text:p>0.366</text:p>
          </table:table-cell>
          <table:table-cell office:value-type="float" office:value="0.32156862745098036" table:formula="of:=([.K4]+[.L4])/2" table:style-name="ce3">
            <text:p>0.322</text:p>
          </table:table-cell>
          <table:table-cell office:value-type="float" office:value="0.4392156862745098" table:formula="of:=MAX([.N4:.P4])" table:style-name="ce1">
            <text:p>0.439215686</text:p>
          </table:table-cell>
          <table:table-cell office:value-type="float" office:value="0.20392156862745098" table:formula="of:=MIN([.N4:.P4])" table:style-name="ce1">
            <text:p>0.203921569</text:p>
          </table:table-cell>
          <table:table-cell office:value-type="float" office:value="0.23529411764705882" table:formula="of:=[.K4]-[.L4]" table:style-name="ce1">
            <text:p>0.235294118</text:p>
          </table:table-cell>
          <table:table-cell office:value-type="float" office:value="0.4392156862745098" table:formula="of:=[.A4]/255" table:style-name="ce1">
            <text:p>0.439215686</text:p>
          </table:table-cell>
          <table:table-cell office:value-type="float" office:value="0.36078431372549019" table:formula="of:=[.B4]/255" table:style-name="ce1">
            <text:p>0.360784314</text:p>
          </table:table-cell>
          <table:table-cell office:value-type="float" office:value="0.20392156862745098" table:formula="of:=[.C4]/255" table:style-name="ce1">
            <text:p>0.203921569</text:p>
          </table:table-cell>
          <table:table-cell office:value-type="float" office:value="40" table:formula="of:=60*(MOD(([.O4]-[.P4])/[.M4];6))" table:style-name="ce1">
            <text:p>40</text:p>
          </table:table-cell>
          <table:table-cell office:value-type="float" office:value="60" table:formula="of:=60*((([.P4]-[.N4])/[.M4])+2)" table:style-name="ce1">
            <text:p>60</text:p>
          </table:table-cell>
          <table:table-cell office:value-type="float" office:value="260" table:formula="of:=60*((([.N4]-[.O4])/[.M4])+4)" table:style-name="ce1">
            <text:p>260</text:p>
          </table:table-cell>
          <table:table-cell table:number-columns-repeated="1636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86" table:style-name="ce1">
            <text:p>86</text:p>
          </table:table-cell>
          <table:table-cell office:value-type="float" office:value="48" table:style-name="ce1">
            <text:p>48</text:p>
          </table:table-cell>
          <table:table-cell office:value-type="float" office:value="39.310344827586214" table:formula="of:=[.H5]" table:style-name="ce2">
            <text:p>39</text:p>
          </table:table-cell>
          <table:table-cell office:value-type="float" office:value="0.37662337662337664" table:formula="of:=[.I5]" table:style-name="ce6">
            <text:p>0.38</text:p>
          </table:table-cell>
          <table:table-cell office:value-type="float" office:value="0.30196078431372553" table:formula="of:=[.J5]" table:style-name="ce6">
            <text:p>0.30</text:p>
          </table:table-cell>
          <table:table-cell table:style-name="ce2"/>
          <table:table-cell office:value-type="float" office:value="39.310344827586214" table:formula="of:=IF(AND([.A5]&gt;=[.B5];[.A5]&gt;=[.C5]);[.Q5];IF([.B5]&gt;=[.C5];[.R5];[.S5]))" table:style-name="ce1">
            <text:p>39.31034483</text:p>
          </table:table-cell>
          <table:table-cell office:value-type="float" office:value="0.37662337662337664" table:formula="of:=IF([.M5]=0;0;([.M5]/(1-ABS(2*[.J5]-1))))" table:style-name="ce3">
            <text:p>0.377</text:p>
          </table:table-cell>
          <table:table-cell office:value-type="float" office:value="0.30196078431372553" table:formula="of:=([.K5]+[.L5])/2" table:style-name="ce3">
            <text:p>0.302</text:p>
          </table:table-cell>
          <table:table-cell office:value-type="float" office:value="0.41568627450980394" table:formula="of:=MAX([.N5:.P5])" table:style-name="ce1">
            <text:p>0.415686275</text:p>
          </table:table-cell>
          <table:table-cell office:value-type="float" office:value="0.18823529411764706" table:formula="of:=MIN([.N5:.P5])" table:style-name="ce1">
            <text:p>0.188235294</text:p>
          </table:table-cell>
          <table:table-cell office:value-type="float" office:value="0.22745098039215689" table:formula="of:=[.K5]-[.L5]" table:style-name="ce1">
            <text:p>0.22745098</text:p>
          </table:table-cell>
          <table:table-cell office:value-type="float" office:value="0.41568627450980394" table:formula="of:=[.A5]/255" table:style-name="ce1">
            <text:p>0.415686275</text:p>
          </table:table-cell>
          <table:table-cell office:value-type="float" office:value="0.33725490196078434" table:formula="of:=[.B5]/255" table:style-name="ce1">
            <text:p>0.337254902</text:p>
          </table:table-cell>
          <table:table-cell office:value-type="float" office:value="0.18823529411764706" table:formula="of:=[.C5]/255" table:style-name="ce1">
            <text:p>0.188235294</text:p>
          </table:table-cell>
          <table:table-cell office:value-type="float" office:value="39.310344827586214" table:formula="of:=60*(MOD(([.O5]-[.P5])/[.M5];6))" table:style-name="ce1">
            <text:p>39.31034483</text:p>
          </table:table-cell>
          <table:table-cell office:value-type="float" office:value="60" table:formula="of:=60*((([.P5]-[.N5])/[.M5])+2)" table:style-name="ce1">
            <text:p>60</text:p>
          </table:table-cell>
          <table:table-cell office:value-type="float" office:value="260.68965517241384" table:formula="of:=60*((([.N5]-[.O5])/[.M5])+4)" table:style-name="ce1">
            <text:p>260.6896552</text:p>
          </table:table-cell>
          <table:table-cell table:number-columns-repeated="16365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84" table:style-name="ce1">
            <text:p>84</text:p>
          </table:table-cell>
          <table:table-cell office:value-type="float" office:value="26" table:style-name="ce1">
            <text:p>26</text:p>
          </table:table-cell>
          <table:table-cell office:value-type="float" office:value="42.439024390243908" table:formula="of:=[.H6]" table:style-name="ce2">
            <text:p>42</text:p>
          </table:table-cell>
          <table:table-cell office:value-type="float" office:value="0.61194029850746257" table:formula="of:=[.I6]" table:style-name="ce6">
            <text:p>0.61</text:p>
          </table:table-cell>
          <table:table-cell office:value-type="float" office:value="0.2627450980392157" table:formula="of:=[.J6]" table:style-name="ce6">
            <text:p>0.26</text:p>
          </table:table-cell>
          <table:table-cell table:style-name="ce2"/>
          <table:table-cell office:value-type="float" office:value="42.439024390243908" table:formula="of:=IF(AND([.A6]&gt;=[.B6];[.A6]&gt;=[.C6]);[.Q6];IF([.B6]&gt;=[.C6];[.R6];[.S6]))" table:style-name="ce1">
            <text:p>42.43902439</text:p>
          </table:table-cell>
          <table:table-cell office:value-type="float" office:value="0.61194029850746257" table:formula="of:=IF([.M6]=0;0;([.M6]/(1-ABS(2*[.J6]-1))))" table:style-name="ce3">
            <text:p>0.612</text:p>
          </table:table-cell>
          <table:table-cell office:value-type="float" office:value="0.2627450980392157" table:formula="of:=([.K6]+[.L6])/2" table:style-name="ce3">
            <text:p>0.263</text:p>
          </table:table-cell>
          <table:table-cell office:value-type="float" office:value="0.42352941176470588" table:formula="of:=MAX([.N6:.P6])" table:style-name="ce1">
            <text:p>0.423529412</text:p>
          </table:table-cell>
          <table:table-cell office:value-type="float" office:value="0.10196078431372549" table:formula="of:=MIN([.N6:.P6])" table:style-name="ce1">
            <text:p>0.101960784</text:p>
          </table:table-cell>
          <table:table-cell office:value-type="float" office:value="0.32156862745098036" table:formula="of:=[.K6]-[.L6]" table:style-name="ce1">
            <text:p>0.321568627</text:p>
          </table:table-cell>
          <table:table-cell office:value-type="float" office:value="0.42352941176470588" table:formula="of:=[.A6]/255" table:style-name="ce1">
            <text:p>0.423529412</text:p>
          </table:table-cell>
          <table:table-cell office:value-type="float" office:value="0.32941176470588235" table:formula="of:=[.B6]/255" table:style-name="ce1">
            <text:p>0.329411765</text:p>
          </table:table-cell>
          <table:table-cell office:value-type="float" office:value="0.10196078431372549" table:formula="of:=[.C6]/255" table:style-name="ce1">
            <text:p>0.101960784</text:p>
          </table:table-cell>
          <table:table-cell office:value-type="float" office:value="42.439024390243908" table:formula="of:=60*(MOD(([.O6]-[.P6])/[.M6];6))" table:style-name="ce1">
            <text:p>42.43902439</text:p>
          </table:table-cell>
          <table:table-cell office:value-type="float" office:value="60" table:formula="of:=60*((([.P6]-[.N6])/[.M6])+2)" table:style-name="ce1">
            <text:p>60</text:p>
          </table:table-cell>
          <table:table-cell office:value-type="float" office:value="257.5609756097561" table:formula="of:=60*((([.N6]-[.O6])/[.M6])+4)" table:style-name="ce1">
            <text:p>257.5609756</text:p>
          </table:table-cell>
          <table:table-cell table:number-columns-repeated="1636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63" table:style-name="ce1">
            <text:p>63</text:p>
          </table:table-cell>
          <table:table-cell office:value-type="float" office:value="21" table:style-name="ce1">
            <text:p>21</text:p>
          </table:table-cell>
          <table:table-cell office:value-type="float" office:value="41.311475409836063" table:formula="of:=[.H7]" table:style-name="ce2">
            <text:p>41</text:p>
          </table:table-cell>
          <table:table-cell office:value-type="float" office:value="0.59223300970873793" table:formula="of:=[.I7]" table:style-name="ce6">
            <text:p>0.59</text:p>
          </table:table-cell>
          <table:table-cell office:value-type="float" office:value="0.20196078431372549" table:formula="of:=[.J7]" table:style-name="ce6">
            <text:p>0.20</text:p>
          </table:table-cell>
          <table:table-cell table:style-name="ce2"/>
          <table:table-cell office:value-type="float" office:value="41.311475409836063" table:formula="of:=IF(AND([.A7]&gt;=[.B7];[.A7]&gt;=[.C7]);[.Q7];IF([.B7]&gt;=[.C7];[.R7];[.S7]))" table:style-name="ce1">
            <text:p>41.31147541</text:p>
          </table:table-cell>
          <table:table-cell office:value-type="float" office:value="0.59223300970873793" table:formula="of:=IF([.M7]=0;0;([.M7]/(1-ABS(2*[.J7]-1))))" table:style-name="ce3">
            <text:p>0.592</text:p>
          </table:table-cell>
          <table:table-cell office:value-type="float" office:value="0.20196078431372549" table:formula="of:=([.K7]+[.L7])/2" table:style-name="ce3">
            <text:p>0.202</text:p>
          </table:table-cell>
          <table:table-cell office:value-type="float" office:value="0.32156862745098042" table:formula="of:=MAX([.N7:.P7])" table:style-name="ce1">
            <text:p>0.321568627</text:p>
          </table:table-cell>
          <table:table-cell office:value-type="float" office:value="8.2352941176470587E-2" table:formula="of:=MIN([.N7:.P7])" table:style-name="ce1">
            <text:p>0.082352941</text:p>
          </table:table-cell>
          <table:table-cell office:value-type="float" office:value="0.23921568627450984" table:formula="of:=[.K7]-[.L7]" table:style-name="ce1">
            <text:p>0.239215686</text:p>
          </table:table-cell>
          <table:table-cell office:value-type="float" office:value="0.32156862745098042" table:formula="of:=[.A7]/255" table:style-name="ce1">
            <text:p>0.321568627</text:p>
          </table:table-cell>
          <table:table-cell office:value-type="float" office:value="0.24705882352941178" table:formula="of:=[.B7]/255" table:style-name="ce1">
            <text:p>0.247058824</text:p>
          </table:table-cell>
          <table:table-cell office:value-type="float" office:value="8.2352941176470587E-2" table:formula="of:=[.C7]/255" table:style-name="ce1">
            <text:p>0.082352941</text:p>
          </table:table-cell>
          <table:table-cell office:value-type="float" office:value="41.311475409836063" table:formula="of:=60*(MOD(([.O7]-[.P7])/[.M7];6))" table:style-name="ce1">
            <text:p>41.31147541</text:p>
          </table:table-cell>
          <table:table-cell office:value-type="float" office:value="60" table:formula="of:=60*((([.P7]-[.N7])/[.M7])+2)" table:style-name="ce1">
            <text:p>60</text:p>
          </table:table-cell>
          <table:table-cell office:value-type="float" office:value="258.68852459016392" table:formula="of:=60*((([.N7]-[.O7])/[.M7])+4)" table:style-name="ce1">
            <text:p>258.6885246</text:p>
          </table:table-cell>
          <table:table-cell table:number-columns-repeated="16365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07" table:style-name="ce1">
            <text:p>107</text:p>
          </table:table-cell>
          <table:table-cell office:value-type="float" office:value="60" table:style-name="ce1">
            <text:p>60</text:p>
          </table:table-cell>
          <table:table-cell office:value-type="float" office:value="39.718309859154935" table:formula="of:=[.H8]" table:style-name="ce2">
            <text:p>40</text:p>
          </table:table-cell>
          <table:table-cell office:value-type="float" office:value="0.37172774869109942" table:formula="of:=[.I8]" table:style-name="ce6">
            <text:p>0.37</text:p>
          </table:table-cell>
          <table:table-cell office:value-type="float" office:value="0.37450980392156863" table:formula="of:=[.J8]" table:style-name="ce6">
            <text:p>0.37</text:p>
          </table:table-cell>
          <table:table-cell table:style-name="ce2"/>
          <table:table-cell office:value-type="float" office:value="39.718309859154935" table:formula="of:=IF(AND([.A8]&gt;=[.B8];[.A8]&gt;=[.C8]);[.Q8];IF([.B8]&gt;=[.C8];[.R8];[.S8]))" table:style-name="ce1">
            <text:p>39.71830986</text:p>
          </table:table-cell>
          <table:table-cell office:value-type="float" office:value="0.37172774869109942" table:formula="of:=IF([.M8]=0;0;([.M8]/(1-ABS(2*[.J8]-1))))" table:style-name="ce3">
            <text:p>0.372</text:p>
          </table:table-cell>
          <table:table-cell office:value-type="float" office:value="0.37450980392156863" table:formula="of:=([.K8]+[.L8])/2" table:style-name="ce3">
            <text:p>0.375</text:p>
          </table:table-cell>
          <table:table-cell office:value-type="float" office:value="0.51372549019607838" table:formula="of:=MAX([.N8:.P8])" table:style-name="ce1">
            <text:p>0.51372549</text:p>
          </table:table-cell>
          <table:table-cell office:value-type="float" office:value="0.23529411764705882" table:formula="of:=MIN([.N8:.P8])" table:style-name="ce1">
            <text:p>0.235294118</text:p>
          </table:table-cell>
          <table:table-cell office:value-type="float" office:value="0.27843137254901956" table:formula="of:=[.K8]-[.L8]" table:style-name="ce1">
            <text:p>0.278431373</text:p>
          </table:table-cell>
          <table:table-cell office:value-type="float" office:value="0.51372549019607838" table:formula="of:=[.A8]/255" table:style-name="ce1">
            <text:p>0.51372549</text:p>
          </table:table-cell>
          <table:table-cell office:value-type="float" office:value="0.41960784313725491" table:formula="of:=[.B8]/255" table:style-name="ce1">
            <text:p>0.419607843</text:p>
          </table:table-cell>
          <table:table-cell office:value-type="float" office:value="0.23529411764705882" table:formula="of:=[.C8]/255" table:style-name="ce1">
            <text:p>0.235294118</text:p>
          </table:table-cell>
          <table:table-cell office:value-type="float" office:value="39.718309859154935" table:formula="of:=60*(MOD(([.O8]-[.P8])/[.M8];6))" table:style-name="ce1">
            <text:p>39.71830986</text:p>
          </table:table-cell>
          <table:table-cell office:value-type="float" office:value="60" table:formula="of:=60*((([.P8]-[.N8])/[.M8])+2)" table:style-name="ce1">
            <text:p>60</text:p>
          </table:table-cell>
          <table:table-cell office:value-type="float" office:value="260.28169014084506" table:formula="of:=60*((([.N8]-[.O8])/[.M8])+4)" table:style-name="ce1">
            <text:p>260.2816901</text:p>
          </table:table-cell>
          <table:table-cell table:number-columns-repeated="16365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67" table:style-name="ce1">
            <text:p>67</text:p>
          </table:table-cell>
          <table:table-cell office:value-type="float" office:value="21" table:style-name="ce1">
            <text:p>21</text:p>
          </table:table-cell>
          <table:table-cell office:value-type="float" office:value="41.81818181818182" table:formula="of:=[.H9]" table:style-name="ce2">
            <text:p>42</text:p>
          </table:table-cell>
          <table:table-cell office:value-type="float" office:value="0.61111111111111105" table:formula="of:=[.I9]" table:style-name="ce6">
            <text:p>0.61</text:p>
          </table:table-cell>
          <table:table-cell office:value-type="float" office:value="0.21176470588235294" table:formula="of:=[.J9]" table:style-name="ce6">
            <text:p>0.21</text:p>
          </table:table-cell>
          <table:table-cell table:style-name="ce2"/>
          <table:table-cell office:value-type="float" office:value="41.81818181818182" table:formula="of:=IF(AND([.A9]&gt;=[.B9];[.A9]&gt;=[.C9]);[.Q9];IF([.B9]&gt;=[.C9];[.R9];[.S9]))" table:style-name="ce1">
            <text:p>41.81818182</text:p>
          </table:table-cell>
          <table:table-cell office:value-type="float" office:value="0.61111111111111105" table:formula="of:=IF([.M9]=0;0;([.M9]/(1-ABS(2*[.J9]-1))))" table:style-name="ce3">
            <text:p>0.611</text:p>
          </table:table-cell>
          <table:table-cell office:value-type="float" office:value="0.21176470588235294" table:formula="of:=([.K9]+[.L9])/2" table:style-name="ce3">
            <text:p>0.212</text:p>
          </table:table-cell>
          <table:table-cell office:value-type="float" office:value="0.3411764705882353" table:formula="of:=MAX([.N9:.P9])" table:style-name="ce1">
            <text:p>0.341176471</text:p>
          </table:table-cell>
          <table:table-cell office:value-type="float" office:value="8.2352941176470587E-2" table:formula="of:=MIN([.N9:.P9])" table:style-name="ce1">
            <text:p>0.082352941</text:p>
          </table:table-cell>
          <table:table-cell office:value-type="float" office:value="0.25882352941176473" table:formula="of:=[.K9]-[.L9]" table:style-name="ce1">
            <text:p>0.258823529</text:p>
          </table:table-cell>
          <table:table-cell office:value-type="float" office:value="0.3411764705882353" table:formula="of:=[.A9]/255" table:style-name="ce1">
            <text:p>0.341176471</text:p>
          </table:table-cell>
          <table:table-cell office:value-type="float" office:value="0.2627450980392157" table:formula="of:=[.B9]/255" table:style-name="ce1">
            <text:p>0.262745098</text:p>
          </table:table-cell>
          <table:table-cell office:value-type="float" office:value="8.2352941176470587E-2" table:formula="of:=[.C9]/255" table:style-name="ce1">
            <text:p>0.082352941</text:p>
          </table:table-cell>
          <table:table-cell office:value-type="float" office:value="41.81818181818182" table:formula="of:=60*(MOD(([.O9]-[.P9])/[.M9];6))" table:style-name="ce1">
            <text:p>41.81818182</text:p>
          </table:table-cell>
          <table:table-cell office:value-type="float" office:value="60" table:formula="of:=60*((([.P9]-[.N9])/[.M9])+2)" table:style-name="ce1">
            <text:p>60</text:p>
          </table:table-cell>
          <table:table-cell office:value-type="float" office:value="258.18181818181819" table:formula="of:=60*((([.N9]-[.O9])/[.M9])+4)" table:style-name="ce1">
            <text:p>258.1818182</text:p>
          </table:table-cell>
          <table:table-cell table:number-columns-repeated="16365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16" table:style-name="ce1">
            <text:p>116</text:p>
          </table:table-cell>
          <table:table-cell office:value-type="float" office:value="66" table:style-name="ce1">
            <text:p>66</text:p>
          </table:table-cell>
          <table:table-cell office:value-type="float" office:value="39.473684210526315" table:formula="of:=[.H10]" table:style-name="ce2">
            <text:p>39</text:p>
          </table:table-cell>
          <table:table-cell office:value-type="float" office:value="0.36538461538461536" table:formula="of:=[.I10]" table:style-name="ce6">
            <text:p>0.37</text:p>
          </table:table-cell>
          <table:table-cell office:value-type="float" office:value="0.40784313725490196" table:formula="of:=[.J10]" table:style-name="ce6">
            <text:p>0.41</text:p>
          </table:table-cell>
          <table:table-cell table:style-name="ce2"/>
          <table:table-cell office:value-type="float" office:value="39.473684210526315" table:formula="of:=IF(AND([.A10]&gt;=[.B10];[.A10]&gt;=[.C10]);[.Q10];IF([.B10]&gt;=[.C10];[.R10];[.S10]))" table:style-name="ce1">
            <text:p>39.47368421</text:p>
          </table:table-cell>
          <table:table-cell office:value-type="float" office:value="0.36538461538461536" table:formula="of:=IF([.M10]=0;0;([.M10]/(1-ABS(2*[.J10]-1))))" table:style-name="ce3">
            <text:p>0.365</text:p>
          </table:table-cell>
          <table:table-cell office:value-type="float" office:value="0.40784313725490196" table:formula="of:=([.K10]+[.L10])/2" table:style-name="ce3">
            <text:p>0.408</text:p>
          </table:table-cell>
          <table:table-cell office:value-type="float" office:value="0.55686274509803924" table:formula="of:=MAX([.N10:.P10])" table:style-name="ce1">
            <text:p>0.556862745</text:p>
          </table:table-cell>
          <table:table-cell office:value-type="float" office:value="0.25882352941176473" table:formula="of:=MIN([.N10:.P10])" table:style-name="ce1">
            <text:p>0.258823529</text:p>
          </table:table-cell>
          <table:table-cell office:value-type="float" office:value="0.29803921568627451" table:formula="of:=[.K10]-[.L10]" table:style-name="ce1">
            <text:p>0.298039216</text:p>
          </table:table-cell>
          <table:table-cell office:value-type="float" office:value="0.55686274509803924" table:formula="of:=[.A10]/255" table:style-name="ce1">
            <text:p>0.556862745</text:p>
          </table:table-cell>
          <table:table-cell office:value-type="float" office:value="0.45490196078431372" table:formula="of:=[.B10]/255" table:style-name="ce1">
            <text:p>0.454901961</text:p>
          </table:table-cell>
          <table:table-cell office:value-type="float" office:value="0.25882352941176473" table:formula="of:=[.C10]/255" table:style-name="ce1">
            <text:p>0.258823529</text:p>
          </table:table-cell>
          <table:table-cell office:value-type="float" office:value="39.473684210526315" table:formula="of:=60*(MOD(([.O10]-[.P10])/[.M10];6))" table:style-name="ce1">
            <text:p>39.47368421</text:p>
          </table:table-cell>
          <table:table-cell office:value-type="float" office:value="60" table:formula="of:=60*((([.P10]-[.N10])/[.M10])+2)" table:style-name="ce1">
            <text:p>60</text:p>
          </table:table-cell>
          <table:table-cell office:value-type="float" office:value="260.5263157894737" table:formula="of:=60*((([.N10]-[.O10])/[.M10])+4)" table:style-name="ce1">
            <text:p>260.5263158</text:p>
          </table:table-cell>
          <table:table-cell table:number-columns-repeated="16365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88" table:style-name="ce1">
            <text:p>88</text:p>
          </table:table-cell>
          <table:table-cell office:value-type="float" office:value="50" table:style-name="ce1">
            <text:p>50</text:p>
          </table:table-cell>
          <table:table-cell office:value-type="float" office:value="38.644067796610173" table:formula="of:=[.H11]" table:style-name="ce2">
            <text:p>39</text:p>
          </table:table-cell>
          <table:table-cell office:value-type="float" office:value="0.37106918238993708" table:formula="of:=[.I11]" table:style-name="ce6">
            <text:p>0.37</text:p>
          </table:table-cell>
          <table:table-cell office:value-type="float" office:value="0.31176470588235294" table:formula="of:=[.J11]" table:style-name="ce6">
            <text:p>0.31</text:p>
          </table:table-cell>
          <table:table-cell table:style-name="ce2"/>
          <table:table-cell office:value-type="float" office:value="38.644067796610173" table:formula="of:=IF(AND([.A11]&gt;=[.B11];[.A11]&gt;=[.C11]);[.Q11];IF([.B11]&gt;=[.C11];[.R11];[.S11]))" table:style-name="ce1">
            <text:p>38.6440678</text:p>
          </table:table-cell>
          <table:table-cell office:value-type="float" office:value="0.37106918238993708" table:formula="of:=IF([.M11]=0;0;([.M11]/(1-ABS(2*[.J11]-1))))" table:style-name="ce3">
            <text:p>0.371</text:p>
          </table:table-cell>
          <table:table-cell office:value-type="float" office:value="0.31176470588235294" table:formula="of:=([.K11]+[.L11])/2" table:style-name="ce3">
            <text:p>0.312</text:p>
          </table:table-cell>
          <table:table-cell office:value-type="float" office:value="0.42745098039215684" table:formula="of:=MAX([.N11:.P11])" table:style-name="ce1">
            <text:p>0.42745098</text:p>
          </table:table-cell>
          <table:table-cell office:value-type="float" office:value="0.19607843137254902" table:formula="of:=MIN([.N11:.P11])" table:style-name="ce1">
            <text:p>0.196078431</text:p>
          </table:table-cell>
          <table:table-cell office:value-type="float" office:value="0.23137254901960783" table:formula="of:=[.K11]-[.L11]" table:style-name="ce1">
            <text:p>0.231372549</text:p>
          </table:table-cell>
          <table:table-cell office:value-type="float" office:value="0.42745098039215684" table:formula="of:=[.A11]/255" table:style-name="ce1">
            <text:p>0.42745098</text:p>
          </table:table-cell>
          <table:table-cell office:value-type="float" office:value="0.34509803921568627" table:formula="of:=[.B11]/255" table:style-name="ce1">
            <text:p>0.345098039</text:p>
          </table:table-cell>
          <table:table-cell office:value-type="float" office:value="0.19607843137254902" table:formula="of:=[.C11]/255" table:style-name="ce1">
            <text:p>0.196078431</text:p>
          </table:table-cell>
          <table:table-cell office:value-type="float" office:value="38.644067796610173" table:formula="of:=60*(MOD(([.O11]-[.P11])/[.M11];6))" table:style-name="ce1">
            <text:p>38.6440678</text:p>
          </table:table-cell>
          <table:table-cell office:value-type="float" office:value="60" table:formula="of:=60*((([.P11]-[.N11])/[.M11])+2)" table:style-name="ce1">
            <text:p>60</text:p>
          </table:table-cell>
          <table:table-cell office:value-type="float" office:value="261.35593220338984" table:formula="of:=60*((([.N11]-[.O11])/[.M11])+4)" table:style-name="ce1">
            <text:p>261.3559322</text:p>
          </table:table-cell>
          <table:table-cell table:number-columns-repeated="16365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41.0126582278481" table:formula="of:=[.H12]" table:style-name="ce2">
            <text:p>41</text:p>
          </table:table-cell>
          <table:table-cell office:value-type="float" office:value="0.60305343511450393" table:formula="of:=[.I12]" table:style-name="ce6">
            <text:p>0.60</text:p>
          </table:table-cell>
          <table:table-cell office:value-type="float" office:value="0.25686274509803919" table:formula="of:=[.J12]" table:style-name="ce6">
            <text:p>0.26</text:p>
          </table:table-cell>
          <table:table-cell table:style-name="ce2"/>
          <table:table-cell office:value-type="float" office:value="41.0126582278481" table:formula="of:=IF(AND([.A12]&gt;=[.B12];[.A12]&gt;=[.C12]);[.Q12];IF([.B12]&gt;=[.C12];[.R12];[.S12]))" table:style-name="ce1">
            <text:p>41.01265823</text:p>
          </table:table-cell>
          <table:table-cell office:value-type="float" office:value="0.60305343511450393" table:formula="of:=IF([.M12]=0;0;([.M12]/(1-ABS(2*[.J12]-1))))" table:style-name="ce3">
            <text:p>0.603</text:p>
          </table:table-cell>
          <table:table-cell office:value-type="float" office:value="0.25686274509803919" table:formula="of:=([.K12]+[.L12])/2" table:style-name="ce3">
            <text:p>0.257</text:p>
          </table:table-cell>
          <table:table-cell office:value-type="float" office:value="0.41176470588235292" table:formula="of:=MAX([.N12:.P12])" table:style-name="ce1">
            <text:p>0.411764706</text:p>
          </table:table-cell>
          <table:table-cell office:value-type="float" office:value="0.10196078431372549" table:formula="of:=MIN([.N12:.P12])" table:style-name="ce1">
            <text:p>0.101960784</text:p>
          </table:table-cell>
          <table:table-cell office:value-type="float" office:value="0.30980392156862746" table:formula="of:=[.K12]-[.L12]" table:style-name="ce1">
            <text:p>0.309803922</text:p>
          </table:table-cell>
          <table:table-cell office:value-type="float" office:value="0.41176470588235292" table:formula="of:=[.A12]/255" table:style-name="ce1">
            <text:p>0.411764706</text:p>
          </table:table-cell>
          <table:table-cell office:value-type="float" office:value="0.31372549019607843" table:formula="of:=[.B12]/255" table:style-name="ce1">
            <text:p>0.31372549</text:p>
          </table:table-cell>
          <table:table-cell office:value-type="float" office:value="0.10196078431372549" table:formula="of:=[.C12]/255" table:style-name="ce1">
            <text:p>0.101960784</text:p>
          </table:table-cell>
          <table:table-cell office:value-type="float" office:value="41.0126582278481" table:formula="of:=60*(MOD(([.O12]-[.P12])/[.M12];6))" table:style-name="ce1">
            <text:p>41.01265823</text:p>
          </table:table-cell>
          <table:table-cell office:value-type="float" office:value="60" table:formula="of:=60*((([.P12]-[.N12])/[.M12])+2)" table:style-name="ce1">
            <text:p>60</text:p>
          </table:table-cell>
          <table:table-cell office:value-type="float" office:value="258.98734177215192" table:formula="of:=60*((([.N12]-[.O12])/[.M12])+4)" table:style-name="ce1">
            <text:p>258.9873418</text:p>
          </table:table-cell>
          <table:table-cell table:number-columns-repeated="16365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70" table:style-name="ce1">
            <text:p>70</text:p>
          </table:table-cell>
          <table:table-cell office:value-type="float" office:value="21" table:style-name="ce1">
            <text:p>21</text:p>
          </table:table-cell>
          <table:table-cell office:value-type="float" office:value="41.408450704225359" table:formula="of:=[.H13]" table:style-name="ce2">
            <text:p>41</text:p>
          </table:table-cell>
          <table:table-cell office:value-type="float" office:value="0.62831858407079655" table:formula="of:=[.I13]" table:style-name="ce6">
            <text:p>0.63</text:p>
          </table:table-cell>
          <table:table-cell office:value-type="float" office:value="0.22156862745098038" table:formula="of:=[.J13]" table:style-name="ce6">
            <text:p>0.22</text:p>
          </table:table-cell>
          <table:table-cell table:style-name="ce2"/>
          <table:table-cell office:value-type="float" office:value="41.408450704225359" table:formula="of:=IF(AND([.A13]&gt;=[.B13];[.A13]&gt;=[.C13]);[.Q13];IF([.B13]&gt;=[.C13];[.R13];[.S13]))" table:style-name="ce1">
            <text:p>41.4084507</text:p>
          </table:table-cell>
          <table:table-cell office:value-type="float" office:value="0.62831858407079655" table:formula="of:=IF([.M13]=0;0;([.M13]/(1-ABS(2*[.J13]-1))))" table:style-name="ce3">
            <text:p>0.628</text:p>
          </table:table-cell>
          <table:table-cell office:value-type="float" office:value="0.22156862745098038" table:formula="of:=([.K13]+[.L13])/2" table:style-name="ce3">
            <text:p>0.222</text:p>
          </table:table-cell>
          <table:table-cell office:value-type="float" office:value="0.36078431372549019" table:formula="of:=MAX([.N13:.P13])" table:style-name="ce1">
            <text:p>0.360784314</text:p>
          </table:table-cell>
          <table:table-cell office:value-type="float" office:value="8.2352941176470587E-2" table:formula="of:=MIN([.N13:.P13])" table:style-name="ce1">
            <text:p>0.082352941</text:p>
          </table:table-cell>
          <table:table-cell office:value-type="float" office:value="0.27843137254901962" table:formula="of:=[.K13]-[.L13]" table:style-name="ce1">
            <text:p>0.278431373</text:p>
          </table:table-cell>
          <table:table-cell office:value-type="float" office:value="0.36078431372549019" table:formula="of:=[.A13]/255" table:style-name="ce1">
            <text:p>0.360784314</text:p>
          </table:table-cell>
          <table:table-cell office:value-type="float" office:value="0.27450980392156865" table:formula="of:=[.B13]/255" table:style-name="ce1">
            <text:p>0.274509804</text:p>
          </table:table-cell>
          <table:table-cell office:value-type="float" office:value="8.2352941176470587E-2" table:formula="of:=[.C13]/255" table:style-name="ce1">
            <text:p>0.082352941</text:p>
          </table:table-cell>
          <table:table-cell office:value-type="float" office:value="41.408450704225359" table:formula="of:=60*(MOD(([.O13]-[.P13])/[.M13];6))" table:style-name="ce1">
            <text:p>41.4084507</text:p>
          </table:table-cell>
          <table:table-cell office:value-type="float" office:value="60" table:formula="of:=60*((([.P13]-[.N13])/[.M13])+2)" table:style-name="ce1">
            <text:p>60</text:p>
          </table:table-cell>
          <table:table-cell office:value-type="float" office:value="258.5915492957746" table:formula="of:=60*((([.N13]-[.O13])/[.M13])+4)" table:style-name="ce1">
            <text:p>258.5915493</text:p>
          </table:table-cell>
          <table:table-cell table:number-columns-repeated="1636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41.84210526315789" table:formula="of:=[.H14]" table:style-name="ce2">
            <text:p>42</text:p>
          </table:table-cell>
          <table:table-cell office:value-type="float" office:value="0.61290322580645151" table:formula="of:=[.I14]" table:style-name="ce6">
            <text:p>0.61</text:p>
          </table:table-cell>
          <table:table-cell office:value-type="float" office:value="0.24313725490196078" table:formula="of:=[.J14]" table:style-name="ce6">
            <text:p>0.24</text:p>
          </table:table-cell>
          <table:table-cell table:style-name="ce2"/>
          <table:table-cell office:value-type="float" office:value="41.84210526315789" table:formula="of:=IF(AND([.A14]&gt;=[.B14];[.A14]&gt;=[.C14]);[.Q14];IF([.B14]&gt;=[.C14];[.R14];[.S14]))" table:style-name="ce1">
            <text:p>41.84210526</text:p>
          </table:table-cell>
          <table:table-cell office:value-type="float" office:value="0.61290322580645151" table:formula="of:=IF([.M14]=0;0;([.M14]/(1-ABS(2*[.J14]-1))))" table:style-name="ce3">
            <text:p>0.613</text:p>
          </table:table-cell>
          <table:table-cell office:value-type="float" office:value="0.24313725490196078" table:formula="of:=([.K14]+[.L14])/2" table:style-name="ce3">
            <text:p>0.243</text:p>
          </table:table-cell>
          <table:table-cell office:value-type="float" office:value="0.39215686274509803" table:formula="of:=MAX([.N14:.P14])" table:style-name="ce1">
            <text:p>0.392156863</text:p>
          </table:table-cell>
          <table:table-cell office:value-type="float" office:value="9.4117647058823528E-2" table:formula="of:=MIN([.N14:.P14])" table:style-name="ce1">
            <text:p>0.094117647</text:p>
          </table:table-cell>
          <table:table-cell office:value-type="float" office:value="0.29803921568627451" table:formula="of:=[.K14]-[.L14]" table:style-name="ce1">
            <text:p>0.298039216</text:p>
          </table:table-cell>
          <table:table-cell office:value-type="float" office:value="0.39215686274509803" table:formula="of:=[.A14]/255" table:style-name="ce1">
            <text:p>0.392156863</text:p>
          </table:table-cell>
          <table:table-cell office:value-type="float" office:value="0.30196078431372547" table:formula="of:=[.B14]/255" table:style-name="ce1">
            <text:p>0.301960784</text:p>
          </table:table-cell>
          <table:table-cell office:value-type="float" office:value="9.4117647058823528E-2" table:formula="of:=[.C14]/255" table:style-name="ce1">
            <text:p>0.094117647</text:p>
          </table:table-cell>
          <table:table-cell office:value-type="float" office:value="41.84210526315789" table:formula="of:=60*(MOD(([.O14]-[.P14])/[.M14];6))" table:style-name="ce1">
            <text:p>41.84210526</text:p>
          </table:table-cell>
          <table:table-cell office:value-type="float" office:value="60" table:formula="of:=60*((([.P14]-[.N14])/[.M14])+2)" table:style-name="ce1">
            <text:p>60</text:p>
          </table:table-cell>
          <table:table-cell office:value-type="float" office:value="258.15789473684208" table:formula="of:=60*((([.N14]-[.O14])/[.M14])+4)" table:style-name="ce1">
            <text:p>258.1578947</text:p>
          </table:table-cell>
          <table:table-cell table:number-columns-repeated="16365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73" table:style-name="ce1">
            <text:p>73</text:p>
          </table:table-cell>
          <table:table-cell office:value-type="float" office:value="24" table:style-name="ce1">
            <text:p>24</text:p>
          </table:table-cell>
          <table:table-cell office:value-type="float" office:value="40.833333333333329" table:formula="of:=[.H15]" table:style-name="ce2">
            <text:p>41</text:p>
          </table:table-cell>
          <table:table-cell office:value-type="float" office:value="0.6" table:formula="of:=[.I15]" table:style-name="ce6">
            <text:p>0.60</text:p>
          </table:table-cell>
          <table:table-cell office:value-type="float" office:value="0.23529411764705882" table:formula="of:=[.J15]" table:style-name="ce6">
            <text:p>0.24</text:p>
          </table:table-cell>
          <table:table-cell table:style-name="ce2"/>
          <table:table-cell office:value-type="float" office:value="40.833333333333329" table:formula="of:=IF(AND([.A15]&gt;=[.B15];[.A15]&gt;=[.C15]);[.Q15];IF([.B15]&gt;=[.C15];[.R15];[.S15]))" table:style-name="ce1">
            <text:p>40.83333333</text:p>
          </table:table-cell>
          <table:table-cell office:value-type="float" office:value="0.6" table:formula="of:=IF([.M15]=0;0;([.M15]/(1-ABS(2*[.J15]-1))))" table:style-name="ce3">
            <text:p>0.600</text:p>
          </table:table-cell>
          <table:table-cell office:value-type="float" office:value="0.23529411764705882" table:formula="of:=([.K15]+[.L15])/2" table:style-name="ce3">
            <text:p>0.235</text:p>
          </table:table-cell>
          <table:table-cell office:value-type="float" office:value="0.37647058823529411" table:formula="of:=MAX([.N15:.P15])" table:style-name="ce1">
            <text:p>0.376470588</text:p>
          </table:table-cell>
          <table:table-cell office:value-type="float" office:value="9.4117647058823528E-2" table:formula="of:=MIN([.N15:.P15])" table:style-name="ce1">
            <text:p>0.094117647</text:p>
          </table:table-cell>
          <table:table-cell office:value-type="float" office:value="0.28235294117647058" table:formula="of:=[.K15]-[.L15]" table:style-name="ce1">
            <text:p>0.282352941</text:p>
          </table:table-cell>
          <table:table-cell office:value-type="float" office:value="0.37647058823529411" table:formula="of:=[.A15]/255" table:style-name="ce1">
            <text:p>0.376470588</text:p>
          </table:table-cell>
          <table:table-cell office:value-type="float" office:value="0.28627450980392155" table:formula="of:=[.B15]/255" table:style-name="ce1">
            <text:p>0.28627451</text:p>
          </table:table-cell>
          <table:table-cell office:value-type="float" office:value="9.4117647058823528E-2" table:formula="of:=[.C15]/255" table:style-name="ce1">
            <text:p>0.094117647</text:p>
          </table:table-cell>
          <table:table-cell office:value-type="float" office:value="40.833333333333329" table:formula="of:=60*(MOD(([.O15]-[.P15])/[.M15];6))" table:style-name="ce1">
            <text:p>40.83333333</text:p>
          </table:table-cell>
          <table:table-cell office:value-type="float" office:value="60" table:formula="of:=60*((([.P15]-[.N15])/[.M15])+2)" table:style-name="ce1">
            <text:p>60</text:p>
          </table:table-cell>
          <table:table-cell office:value-type="float" office:value="259.16666666666669" table:formula="of:=60*((([.N15]-[.O15])/[.M15])+4)" table:style-name="ce1">
            <text:p>259.1666667</text:p>
          </table:table-cell>
          <table:table-cell table:number-columns-repeated="16365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60" table:style-name="ce1">
            <text:p>60</text:p>
          </table:table-cell>
          <table:table-cell office:value-type="float" office:value="17" table:style-name="ce1">
            <text:p>17</text:p>
          </table:table-cell>
          <table:table-cell office:value-type="float" office:value="42.295081967213108" table:formula="of:=[.H16]" table:style-name="ce2">
            <text:p>42</text:p>
          </table:table-cell>
          <table:table-cell office:value-type="float" office:value="0.64210526315789485" table:formula="of:=[.I16]" table:style-name="ce6">
            <text:p>0.64</text:p>
          </table:table-cell>
          <table:table-cell office:value-type="float" office:value="0.18627450980392157" table:formula="of:=[.J16]" table:style-name="ce6">
            <text:p>0.19</text:p>
          </table:table-cell>
          <table:table-cell table:style-name="ce2"/>
          <table:table-cell office:value-type="float" office:value="42.295081967213108" table:formula="of:=IF(AND([.A16]&gt;=[.B16];[.A16]&gt;=[.C16]);[.Q16];IF([.B16]&gt;=[.C16];[.R16];[.S16]))" table:style-name="ce1">
            <text:p>42.29508197</text:p>
          </table:table-cell>
          <table:table-cell office:value-type="float" office:value="0.64210526315789485" table:formula="of:=IF([.M16]=0;0;([.M16]/(1-ABS(2*[.J16]-1))))" table:style-name="ce3">
            <text:p>0.642</text:p>
          </table:table-cell>
          <table:table-cell office:value-type="float" office:value="0.18627450980392157" table:formula="of:=([.K16]+[.L16])/2" table:style-name="ce3">
            <text:p>0.186</text:p>
          </table:table-cell>
          <table:table-cell office:value-type="float" office:value="0.30588235294117649" table:formula="of:=MAX([.N16:.P16])" table:style-name="ce1">
            <text:p>0.305882353</text:p>
          </table:table-cell>
          <table:table-cell office:value-type="float" office:value="6.6666666666666666E-2" table:formula="of:=MIN([.N16:.P16])" table:style-name="ce1">
            <text:p>0.066666667</text:p>
          </table:table-cell>
          <table:table-cell office:value-type="float" office:value="0.23921568627450984" table:formula="of:=[.K16]-[.L16]" table:style-name="ce1">
            <text:p>0.239215686</text:p>
          </table:table-cell>
          <table:table-cell office:value-type="float" office:value="0.30588235294117649" table:formula="of:=[.A16]/255" table:style-name="ce1">
            <text:p>0.305882353</text:p>
          </table:table-cell>
          <table:table-cell office:value-type="float" office:value="0.23529411764705882" table:formula="of:=[.B16]/255" table:style-name="ce1">
            <text:p>0.235294118</text:p>
          </table:table-cell>
          <table:table-cell office:value-type="float" office:value="6.6666666666666666E-2" table:formula="of:=[.C16]/255" table:style-name="ce1">
            <text:p>0.066666667</text:p>
          </table:table-cell>
          <table:table-cell office:value-type="float" office:value="42.295081967213108" table:formula="of:=60*(MOD(([.O16]-[.P16])/[.M16];6))" table:style-name="ce1">
            <text:p>42.29508197</text:p>
          </table:table-cell>
          <table:table-cell office:value-type="float" office:value="60" table:formula="of:=60*((([.P16]-[.N16])/[.M16])+2)" table:style-name="ce1">
            <text:p>60</text:p>
          </table:table-cell>
          <table:table-cell office:value-type="float" office:value="257.70491803278685" table:formula="of:=60*((([.N16]-[.O16])/[.M16])+4)" table:style-name="ce1">
            <text:p>257.704918</text:p>
          </table:table-cell>
          <table:table-cell table:number-columns-repeated="1636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41.84210526315789" table:formula="of:=[.H17]" table:style-name="ce2">
            <text:p>42</text:p>
          </table:table-cell>
          <table:table-cell office:value-type="float" office:value="0.61290322580645151" table:formula="of:=[.I17]" table:style-name="ce6">
            <text:p>0.61</text:p>
          </table:table-cell>
          <table:table-cell office:value-type="float" office:value="0.24313725490196078" table:formula="of:=[.J17]" table:style-name="ce6">
            <text:p>0.24</text:p>
          </table:table-cell>
          <table:table-cell table:style-name="ce2"/>
          <table:table-cell office:value-type="float" office:value="41.84210526315789" table:formula="of:=IF(AND([.A17]&gt;=[.B17];[.A17]&gt;=[.C17]);[.Q17];IF([.B17]&gt;=[.C17];[.R17];[.S17]))" table:style-name="ce1">
            <text:p>41.84210526</text:p>
          </table:table-cell>
          <table:table-cell office:value-type="float" office:value="0.61290322580645151" table:formula="of:=IF([.M17]=0;0;([.M17]/(1-ABS(2*[.J17]-1))))" table:style-name="ce3">
            <text:p>0.613</text:p>
          </table:table-cell>
          <table:table-cell office:value-type="float" office:value="0.24313725490196078" table:formula="of:=([.K17]+[.L17])/2" table:style-name="ce3">
            <text:p>0.243</text:p>
          </table:table-cell>
          <table:table-cell office:value-type="float" office:value="0.39215686274509803" table:formula="of:=MAX([.N17:.P17])" table:style-name="ce1">
            <text:p>0.392156863</text:p>
          </table:table-cell>
          <table:table-cell office:value-type="float" office:value="9.4117647058823528E-2" table:formula="of:=MIN([.N17:.P17])" table:style-name="ce1">
            <text:p>0.094117647</text:p>
          </table:table-cell>
          <table:table-cell office:value-type="float" office:value="0.29803921568627451" table:formula="of:=[.K17]-[.L17]" table:style-name="ce1">
            <text:p>0.298039216</text:p>
          </table:table-cell>
          <table:table-cell office:value-type="float" office:value="0.39215686274509803" table:formula="of:=[.A17]/255" table:style-name="ce1">
            <text:p>0.392156863</text:p>
          </table:table-cell>
          <table:table-cell office:value-type="float" office:value="0.30196078431372547" table:formula="of:=[.B17]/255" table:style-name="ce1">
            <text:p>0.301960784</text:p>
          </table:table-cell>
          <table:table-cell office:value-type="float" office:value="9.4117647058823528E-2" table:formula="of:=[.C17]/255" table:style-name="ce1">
            <text:p>0.094117647</text:p>
          </table:table-cell>
          <table:table-cell office:value-type="float" office:value="41.84210526315789" table:formula="of:=60*(MOD(([.O17]-[.P17])/[.M17];6))" table:style-name="ce1">
            <text:p>41.84210526</text:p>
          </table:table-cell>
          <table:table-cell office:value-type="float" office:value="60" table:formula="of:=60*((([.P17]-[.N17])/[.M17])+2)" table:style-name="ce1">
            <text:p>60</text:p>
          </table:table-cell>
          <table:table-cell office:value-type="float" office:value="258.15789473684208" table:formula="of:=60*((([.N17]-[.O17])/[.M17])+4)" table:style-name="ce1">
            <text:p>258.1578947</text:p>
          </table:table-cell>
          <table:table-cell table:number-columns-repeated="16365"/>
        </table:table-row>
        <table:table-row table:style-name="ro1">
          <table:table-cell table:number-columns-repeated="3" table:style-name="ce1"/>
          <table:table-cell table:style-name="ce2"/>
          <table:table-cell table:number-columns-repeated="2" table:style-name="ce6"/>
          <table:table-cell table:style-name="ce2"/>
          <table:table-cell table:style-name="ce1"/>
          <table:table-cell table:number-columns-repeated="2" table:style-name="ce3"/>
          <table:table-cell table:number-columns-repeated="16374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tree trunk</text:p>
          </table:table-cell>
          <table:table-cell table:number-columns-repeated="2" table:style-name="ce1"/>
          <table:table-cell table:style-name="ce2"/>
          <table:table-cell table:number-columns-repeated="2" table:style-name="ce6"/>
          <table:table-cell table:style-name="ce2"/>
          <table:table-cell table:style-name="ce1"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float" office:value="91" table:formula="of:=MIN([.A27:.A40])" table:style-name="ce2">
            <text:p>91</text:p>
          </table:table-cell>
          <table:table-cell office:value-type="float" office:value="73" table:formula="of:=MIN([.B27:.B40])" table:style-name="ce2">
            <text:p>73</text:p>
          </table:table-cell>
          <table:table-cell office:value-type="float" office:value="52" table:formula="of:=MIN([.C27:.C40])" table:style-name="ce2">
            <text:p>52</text:p>
          </table:table-cell>
          <table:table-cell office:value-type="float" office:value="32.307692307692299" table:formula="of:=MIN([.D27:.D40])" table:style-name="ce2">
            <text:p>32</text:p>
          </table:table-cell>
          <table:table-cell office:value-type="float" office:value="0.27272727272727276" table:formula="of:=MIN([.E27:.E40])" table:style-name="ce3">
            <text:p>0.273</text:p>
          </table:table-cell>
          <table:table-cell office:value-type="float" office:value="0.2803921568627451" table:formula="of:=MIN([.F27:.F40])" table:style-name="ce3">
            <text:p>0.280</text:p>
          </table:table-cell>
          <table:table-cell table:number-columns-repeated="16378" table:style-name="ce1"/>
        </table:table-row>
        <table:table-row table:style-name="ro1">
          <table:table-cell office:value-type="float" office:value="143" table:formula="of:=MAX([.A27:.A40])" table:style-name="ce2">
            <text:p>143</text:p>
          </table:table-cell>
          <table:table-cell office:value-type="float" office:value="115" table:formula="of:=MAX([.B27:.B40])" table:style-name="ce2">
            <text:p>115</text:p>
          </table:table-cell>
          <table:table-cell office:value-type="float" office:value="81" table:formula="of:=MAX([.C27:.C40])" table:style-name="ce2">
            <text:p>81</text:p>
          </table:table-cell>
          <table:table-cell office:value-type="float" office:value="34.666666666666664" table:formula="of:=MAX([.D27:.D40])" table:style-name="ce2">
            <text:p>35</text:p>
          </table:table-cell>
          <table:table-cell office:value-type="float" office:value="0.28143712574850299" table:formula="of:=MAX([.E27:.E40])" table:style-name="ce3">
            <text:p>0.281</text:p>
          </table:table-cell>
          <table:table-cell office:value-type="float" office:value="0.4392156862745098" table:formula="of:=MAX([.F27:.F40])" table:style-name="ce3">
            <text:p>0.439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r</text:p>
          </table:table-cell>
          <table:table-cell office:value-type="string" table:style-name="ce4">
            <text:p>g</text:p>
          </table:table-cell>
          <table:table-cell office:value-type="string" table:style-name="ce4">
            <text:p>b</text:p>
          </table:table-cell>
          <table:table-cell office:value-type="string" table:style-name="ce4">
            <text:p>Hue</text:p>
          </table:table-cell>
          <table:table-cell office:value-type="string" table:style-name="ce4">
            <text:p>Sat</text:p>
          </table:table-cell>
          <table:table-cell office:value-type="string" table:style-name="ce4">
            <text:p>Bri</text:p>
          </table:table-cell>
          <table:table-cell table:style-name="ce4"/>
          <table:table-cell office:value-type="string" table:style-name="ce5">
            <text:p>H</text:p>
          </table:table-cell>
          <table:table-cell office:value-type="string" table:style-name="ce5">
            <text:p>S</text:p>
          </table:table-cell>
          <table:table-cell office:value-type="string" table:style-name="ce5">
            <text:p>L</text:p>
          </table:table-cell>
          <table:table-cell office:value-type="string" table:style-name="ce5">
            <text:p>Cmax</text:p>
          </table:table-cell>
          <table:table-cell office:value-type="string" table:style-name="ce5">
            <text:p>Cmin</text:p>
          </table:table-cell>
          <table:table-cell office:value-type="string" table:style-name="ce5">
            <text:p>Delta</text:p>
          </table:table-cell>
          <table:table-cell office:value-type="string" table:style-name="ce5">
            <text:p>Red’</text:p>
          </table:table-cell>
          <table:table-cell office:value-type="string" table:style-name="ce5">
            <text:p>Green’</text:p>
          </table:table-cell>
          <table:table-cell office:value-type="string" table:style-name="ce5">
            <text:p>Blue’</text:p>
          </table:table-cell>
          <table:table-cell office:value-type="string" table:style-name="ce5">
            <text:p>Rmod</text:p>
          </table:table-cell>
          <table:table-cell office:value-type="string" table:style-name="ce5">
            <text:p>Gmod</text:p>
          </table:table-cell>
          <table:table-cell office:value-type="string" table:style-name="ce5">
            <text:p>Bmod</text:p>
          </table:table-cell>
          <table:table-cell table:number-columns-repeated="16365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86" table:style-name="ce1">
            <text:p>86</text:p>
          </table:table-cell>
          <table:table-cell office:value-type="float" office:value="60" table:style-name="ce1">
            <text:p>60</text:p>
          </table:table-cell>
          <table:table-cell office:value-type="float" office:value="33.191489361702139" table:formula="of:=[.H27]" table:style-name="ce2">
            <text:p>33</text:p>
          </table:table-cell>
          <table:table-cell office:value-type="float" office:value="0.28143712574850299" table:formula="of:=[.I27]" table:style-name="ce6">
            <text:p>0.28</text:p>
          </table:table-cell>
          <table:table-cell office:value-type="float" office:value="0.32745098039215687" table:formula="of:=[.J27]" table:style-name="ce6">
            <text:p>0.33</text:p>
          </table:table-cell>
          <table:table-cell table:style-name="ce2"/>
          <table:table-cell office:value-type="float" office:value="33.191489361702139" table:formula="of:=IF(AND([.A27]&gt;=[.B27];[.A27]&gt;=[.C27]);[.Q27];IF([.B27]&gt;=[.C27];[.R27];[.S27]))" table:style-name="ce1">
            <text:p>33.19148936</text:p>
          </table:table-cell>
          <table:table-cell office:value-type="float" office:value="0.28143712574850299" table:formula="of:=IF([.M27]=0;0;([.M27]/(1-ABS(2*[.J27]-1))))" table:style-name="ce3">
            <text:p>0.281</text:p>
          </table:table-cell>
          <table:table-cell office:value-type="float" office:value="0.32745098039215687" table:formula="of:=([.K27]+[.L27])/2" table:style-name="ce3">
            <text:p>0.327</text:p>
          </table:table-cell>
          <table:table-cell office:value-type="float" office:value="0.41960784313725491" table:formula="of:=MAX([.N27:.P27])" table:style-name="ce1">
            <text:p>0.419607843</text:p>
          </table:table-cell>
          <table:table-cell office:value-type="float" office:value="0.23529411764705882" table:formula="of:=MIN([.N27:.P27])" table:style-name="ce1">
            <text:p>0.235294118</text:p>
          </table:table-cell>
          <table:table-cell office:value-type="float" office:value="0.18431372549019609" table:formula="of:=[.K27]-[.L27]" table:style-name="ce1">
            <text:p>0.184313725</text:p>
          </table:table-cell>
          <table:table-cell office:value-type="float" office:value="0.41960784313725491" table:formula="of:=[.A27]/255" table:style-name="ce1">
            <text:p>0.419607843</text:p>
          </table:table-cell>
          <table:table-cell office:value-type="float" office:value="0.33725490196078434" table:formula="of:=[.B27]/255" table:style-name="ce1">
            <text:p>0.337254902</text:p>
          </table:table-cell>
          <table:table-cell office:value-type="float" office:value="0.23529411764705882" table:formula="of:=[.C27]/255" table:style-name="ce1">
            <text:p>0.235294118</text:p>
          </table:table-cell>
          <table:table-cell office:value-type="float" office:value="33.191489361702139" table:formula="of:=60*(MOD(([.O27]-[.P27])/[.M27];6))" table:style-name="ce1">
            <text:p>33.19148936</text:p>
          </table:table-cell>
          <table:table-cell office:value-type="float" office:value="60" table:formula="of:=60*((([.P27]-[.N27])/[.M27])+2)" table:style-name="ce1">
            <text:p>60</text:p>
          </table:table-cell>
          <table:table-cell office:value-type="float" office:value="266.80851063829789" table:formula="of:=60*((([.N27]-[.O27])/[.M27])+4)" table:style-name="ce1">
            <text:p>266.8085106</text:p>
          </table:table-cell>
          <table:table-cell table:number-columns-repeated="16365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15" table:style-name="ce1">
            <text:p>115</text:p>
          </table:table-cell>
          <table:table-cell office:value-type="float" office:value="81" table:style-name="ce1">
            <text:p>81</text:p>
          </table:table-cell>
          <table:table-cell office:value-type="float" office:value="32.903225806451616" table:formula="of:=[.H28]" table:style-name="ce2">
            <text:p>33</text:p>
          </table:table-cell>
          <table:table-cell office:value-type="float" office:value="0.2767857142857143" table:formula="of:=[.I28]" table:style-name="ce6">
            <text:p>0.28</text:p>
          </table:table-cell>
          <table:table-cell office:value-type="float" office:value="0.4392156862745098" table:formula="of:=[.J28]" table:style-name="ce6">
            <text:p>0.44</text:p>
          </table:table-cell>
          <table:table-cell table:style-name="ce2"/>
          <table:table-cell office:value-type="float" office:value="32.903225806451616" table:formula="of:=IF(AND([.A28]&gt;=[.B28];[.A28]&gt;=[.C28]);[.Q28];IF([.B28]&gt;=[.C28];[.R28];[.S28]))" table:style-name="ce1">
            <text:p>32.90322581</text:p>
          </table:table-cell>
          <table:table-cell office:value-type="float" office:value="0.2767857142857143" table:formula="of:=IF([.M28]=0;0;([.M28]/(1-ABS(2*[.J28]-1))))" table:style-name="ce3">
            <text:p>0.277</text:p>
          </table:table-cell>
          <table:table-cell office:value-type="float" office:value="0.4392156862745098" table:formula="of:=([.K28]+[.L28])/2" table:style-name="ce3">
            <text:p>0.439</text:p>
          </table:table-cell>
          <table:table-cell office:value-type="float" office:value="0.5607843137254902" table:formula="of:=MAX([.N28:.P28])" table:style-name="ce1">
            <text:p>0.560784314</text:p>
          </table:table-cell>
          <table:table-cell office:value-type="float" office:value="0.31764705882352939" table:formula="of:=MIN([.N28:.P28])" table:style-name="ce1">
            <text:p>0.317647059</text:p>
          </table:table-cell>
          <table:table-cell office:value-type="float" office:value="0.24313725490196081" table:formula="of:=[.K28]-[.L28]" table:style-name="ce1">
            <text:p>0.243137255</text:p>
          </table:table-cell>
          <table:table-cell office:value-type="float" office:value="0.5607843137254902" table:formula="of:=[.A28]/255" table:style-name="ce1">
            <text:p>0.560784314</text:p>
          </table:table-cell>
          <table:table-cell office:value-type="float" office:value="0.45098039215686275" table:formula="of:=[.B28]/255" table:style-name="ce1">
            <text:p>0.450980392</text:p>
          </table:table-cell>
          <table:table-cell office:value-type="float" office:value="0.31764705882352939" table:formula="of:=[.C28]/255" table:style-name="ce1">
            <text:p>0.317647059</text:p>
          </table:table-cell>
          <table:table-cell office:value-type="float" office:value="32.903225806451616" table:formula="of:=60*(MOD(([.O28]-[.P28])/[.M28];6))" table:style-name="ce1">
            <text:p>32.90322581</text:p>
          </table:table-cell>
          <table:table-cell office:value-type="float" office:value="60" table:formula="of:=60*((([.P28]-[.N28])/[.M28])+2)" table:style-name="ce1">
            <text:p>60</text:p>
          </table:table-cell>
          <table:table-cell office:value-type="float" office:value="267.09677419354836" table:formula="of:=60*((([.N28]-[.O28])/[.M28])+4)" table:style-name="ce1">
            <text:p>267.0967742</text:p>
          </table:table-cell>
          <table:table-cell table:number-columns-repeated="1636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78" table:style-name="ce1">
            <text:p>78</text:p>
          </table:table-cell>
          <table:table-cell office:value-type="float" office:value="55" table:style-name="ce1">
            <text:p>55</text:p>
          </table:table-cell>
          <table:table-cell office:value-type="float" office:value="32.857142857142868" table:formula="of:=[.H29]" table:style-name="ce2">
            <text:p>33</text:p>
          </table:table-cell>
          <table:table-cell office:value-type="float" office:value="0.27631578947368418" table:formula="of:=[.I29]" table:style-name="ce6">
            <text:p>0.28</text:p>
          </table:table-cell>
          <table:table-cell office:value-type="float" office:value="0.29803921568627451" table:formula="of:=[.J29]" table:style-name="ce6">
            <text:p>0.30</text:p>
          </table:table-cell>
          <table:table-cell table:style-name="ce2"/>
          <table:table-cell office:value-type="float" office:value="32.857142857142868" table:formula="of:=IF(AND([.A29]&gt;=[.B29];[.A29]&gt;=[.C29]);[.Q29];IF([.B29]&gt;=[.C29];[.R29];[.S29]))" table:style-name="ce1">
            <text:p>32.85714286</text:p>
          </table:table-cell>
          <table:table-cell office:value-type="float" office:value="0.27631578947368418" table:formula="of:=IF([.M29]=0;0;([.M29]/(1-ABS(2*[.J29]-1))))" table:style-name="ce3">
            <text:p>0.276</text:p>
          </table:table-cell>
          <table:table-cell office:value-type="float" office:value="0.29803921568627451" table:formula="of:=([.K29]+[.L29])/2" table:style-name="ce3">
            <text:p>0.298</text:p>
          </table:table-cell>
          <table:table-cell office:value-type="float" office:value="0.38039215686274508" table:formula="of:=MAX([.N29:.P29])" table:style-name="ce1">
            <text:p>0.380392157</text:p>
          </table:table-cell>
          <table:table-cell office:value-type="float" office:value="0.21568627450980393" table:formula="of:=MIN([.N29:.P29])" table:style-name="ce1">
            <text:p>0.215686275</text:p>
          </table:table-cell>
          <table:table-cell office:value-type="float" office:value="0.16470588235294115" table:formula="of:=[.K29]-[.L29]" table:style-name="ce1">
            <text:p>0.164705882</text:p>
          </table:table-cell>
          <table:table-cell office:value-type="float" office:value="0.38039215686274508" table:formula="of:=[.A29]/255" table:style-name="ce1">
            <text:p>0.380392157</text:p>
          </table:table-cell>
          <table:table-cell office:value-type="float" office:value="0.30588235294117649" table:formula="of:=[.B29]/255" table:style-name="ce1">
            <text:p>0.305882353</text:p>
          </table:table-cell>
          <table:table-cell office:value-type="float" office:value="0.21568627450980393" table:formula="of:=[.C29]/255" table:style-name="ce1">
            <text:p>0.215686275</text:p>
          </table:table-cell>
          <table:table-cell office:value-type="float" office:value="32.857142857142868" table:formula="of:=60*(MOD(([.O29]-[.P29])/[.M29];6))" table:style-name="ce1">
            <text:p>32.85714286</text:p>
          </table:table-cell>
          <table:table-cell office:value-type="float" office:value="60" table:formula="of:=60*((([.P29]-[.N29])/[.M29])+2)" table:style-name="ce1">
            <text:p>60</text:p>
          </table:table-cell>
          <table:table-cell office:value-type="float" office:value="267.14285714285717" table:formula="of:=60*((([.N29]-[.O29])/[.M29])+4)" table:style-name="ce1">
            <text:p>267.1428571</text:p>
          </table:table-cell>
          <table:table-cell table:number-columns-repeated="16365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office:value-type="float" office:value="34.666666666666664" table:formula="of:=[.H30]" table:style-name="ce2">
            <text:p>35</text:p>
          </table:table-cell>
          <table:table-cell office:value-type="float" office:value="0.27950310559006214" table:formula="of:=[.I30]" table:style-name="ce6">
            <text:p>0.28</text:p>
          </table:table-cell>
          <table:table-cell office:value-type="float" office:value="0.31568627450980391" table:formula="of:=[.J30]" table:style-name="ce6">
            <text:p>0.32</text:p>
          </table:table-cell>
          <table:table-cell table:style-name="ce2"/>
          <table:table-cell office:value-type="float" office:value="34.666666666666664" table:formula="of:=IF(AND([.A30]&gt;=[.B30];[.A30]&gt;=[.C30]);[.Q30];IF([.B30]&gt;=[.C30];[.R30];[.S30]))" table:style-name="ce1">
            <text:p>34.66666667</text:p>
          </table:table-cell>
          <table:table-cell office:value-type="float" office:value="0.27950310559006214" table:formula="of:=IF([.M30]=0;0;([.M30]/(1-ABS(2*[.J30]-1))))" table:style-name="ce3">
            <text:p>0.280</text:p>
          </table:table-cell>
          <table:table-cell office:value-type="float" office:value="0.31568627450980391" table:formula="of:=([.K30]+[.L30])/2" table:style-name="ce3">
            <text:p>0.316</text:p>
          </table:table-cell>
          <table:table-cell office:value-type="float" office:value="0.40392156862745099" table:formula="of:=MAX([.N30:.P30])" table:style-name="ce1">
            <text:p>0.403921569</text:p>
          </table:table-cell>
          <table:table-cell office:value-type="float" office:value="0.22745098039215686" table:formula="of:=MIN([.N30:.P30])" table:style-name="ce1">
            <text:p>0.22745098</text:p>
          </table:table-cell>
          <table:table-cell office:value-type="float" office:value="0.17647058823529413" table:formula="of:=[.K30]-[.L30]" table:style-name="ce1">
            <text:p>0.176470588</text:p>
          </table:table-cell>
          <table:table-cell office:value-type="float" office:value="0.40392156862745099" table:formula="of:=[.A30]/255" table:style-name="ce1">
            <text:p>0.403921569</text:p>
          </table:table-cell>
          <table:table-cell office:value-type="float" office:value="0.32941176470588235" table:formula="of:=[.B30]/255" table:style-name="ce1">
            <text:p>0.329411765</text:p>
          </table:table-cell>
          <table:table-cell office:value-type="float" office:value="0.22745098039215686" table:formula="of:=[.C30]/255" table:style-name="ce1">
            <text:p>0.22745098</text:p>
          </table:table-cell>
          <table:table-cell office:value-type="float" office:value="34.666666666666664" table:formula="of:=60*(MOD(([.O30]-[.P30])/[.M30];6))" table:style-name="ce1">
            <text:p>34.66666667</text:p>
          </table:table-cell>
          <table:table-cell office:value-type="float" office:value="60" table:formula="of:=60*((([.P30]-[.N30])/[.M30])+2)" table:style-name="ce1">
            <text:p>60</text:p>
          </table:table-cell>
          <table:table-cell office:value-type="float" office:value="265.33333333333337" table:formula="of:=60*((([.N30]-[.O30])/[.M30])+4)" table:style-name="ce1">
            <text:p>265.3333333</text:p>
          </table:table-cell>
          <table:table-cell table:number-columns-repeated="1636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office:value-type="float" office:value="33.461538461538474" table:formula="of:=[.H31]" table:style-name="ce2">
            <text:p>33</text:p>
          </table:table-cell>
          <table:table-cell office:value-type="float" office:value="0.27368421052631575" table:formula="of:=[.I31]" table:style-name="ce6">
            <text:p>0.27</text:p>
          </table:table-cell>
          <table:table-cell office:value-type="float" office:value="0.37254901960784315" table:formula="of:=[.J31]" table:style-name="ce6">
            <text:p>0.37</text:p>
          </table:table-cell>
          <table:table-cell table:style-name="ce2"/>
          <table:table-cell office:value-type="float" office:value="33.461538461538474" table:formula="of:=IF(AND([.A31]&gt;=[.B31];[.A31]&gt;=[.C31]);[.Q31];IF([.B31]&gt;=[.C31];[.R31];[.S31]))" table:style-name="ce1">
            <text:p>33.46153846</text:p>
          </table:table-cell>
          <table:table-cell office:value-type="float" office:value="0.27368421052631575" table:formula="of:=IF([.M31]=0;0;([.M31]/(1-ABS(2*[.J31]-1))))" table:style-name="ce3">
            <text:p>0.274</text:p>
          </table:table-cell>
          <table:table-cell office:value-type="float" office:value="0.37254901960784315" table:formula="of:=([.K31]+[.L31])/2" table:style-name="ce3">
            <text:p>0.373</text:p>
          </table:table-cell>
          <table:table-cell office:value-type="float" office:value="0.47450980392156861" table:formula="of:=MAX([.N31:.P31])" table:style-name="ce1">
            <text:p>0.474509804</text:p>
          </table:table-cell>
          <table:table-cell office:value-type="float" office:value="0.27058823529411763" table:formula="of:=MIN([.N31:.P31])" table:style-name="ce1">
            <text:p>0.270588235</text:p>
          </table:table-cell>
          <table:table-cell office:value-type="float" office:value="0.20392156862745098" table:formula="of:=[.K31]-[.L31]" table:style-name="ce1">
            <text:p>0.203921569</text:p>
          </table:table-cell>
          <table:table-cell office:value-type="float" office:value="0.47450980392156861" table:formula="of:=[.A31]/255" table:style-name="ce1">
            <text:p>0.474509804</text:p>
          </table:table-cell>
          <table:table-cell office:value-type="float" office:value="0.3843137254901961" table:formula="of:=[.B31]/255" table:style-name="ce1">
            <text:p>0.384313725</text:p>
          </table:table-cell>
          <table:table-cell office:value-type="float" office:value="0.27058823529411763" table:formula="of:=[.C31]/255" table:style-name="ce1">
            <text:p>0.270588235</text:p>
          </table:table-cell>
          <table:table-cell office:value-type="float" office:value="33.461538461538474" table:formula="of:=60*(MOD(([.O31]-[.P31])/[.M31];6))" table:style-name="ce1">
            <text:p>33.46153846</text:p>
          </table:table-cell>
          <table:table-cell office:value-type="float" office:value="60" table:formula="of:=60*((([.P31]-[.N31])/[.M31])+2)" table:style-name="ce1">
            <text:p>60</text:p>
          </table:table-cell>
          <table:table-cell office:value-type="float" office:value="266.53846153846155" table:formula="of:=60*((([.N31]-[.O31])/[.M31])+4)" table:style-name="ce1">
            <text:p>266.5384615</text:p>
          </table:table-cell>
          <table:table-cell table:number-columns-repeated="16365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93" table:style-name="ce1">
            <text:p>93</text:p>
          </table:table-cell>
          <table:table-cell office:value-type="float" office:value="66" table:style-name="ce1">
            <text:p>66</text:p>
          </table:table-cell>
          <table:table-cell office:value-type="float" office:value="32.399999999999991" table:formula="of:=[.H32]" table:style-name="ce2">
            <text:p>32</text:p>
          </table:table-cell>
          <table:table-cell office:value-type="float" office:value="0.27472527472527469" table:formula="of:=[.I32]" table:style-name="ce6">
            <text:p>0.27</text:p>
          </table:table-cell>
          <table:table-cell office:value-type="float" office:value="0.35686274509803922" table:formula="of:=[.J32]" table:style-name="ce6">
            <text:p>0.36</text:p>
          </table:table-cell>
          <table:table-cell table:style-name="ce2"/>
          <table:table-cell office:value-type="float" office:value="32.399999999999991" table:formula="of:=IF(AND([.A32]&gt;=[.B32];[.A32]&gt;=[.C32]);[.Q32];IF([.B32]&gt;=[.C32];[.R32];[.S32]))" table:style-name="ce1">
            <text:p>32.4</text:p>
          </table:table-cell>
          <table:table-cell office:value-type="float" office:value="0.27472527472527469" table:formula="of:=IF([.M32]=0;0;([.M32]/(1-ABS(2*[.J32]-1))))" table:style-name="ce3">
            <text:p>0.275</text:p>
          </table:table-cell>
          <table:table-cell office:value-type="float" office:value="0.35686274509803922" table:formula="of:=([.K32]+[.L32])/2" table:style-name="ce3">
            <text:p>0.357</text:p>
          </table:table-cell>
          <table:table-cell office:value-type="float" office:value="0.45490196078431372" table:formula="of:=MAX([.N32:.P32])" table:style-name="ce1">
            <text:p>0.454901961</text:p>
          </table:table-cell>
          <table:table-cell office:value-type="float" office:value="0.25882352941176473" table:formula="of:=MIN([.N32:.P32])" table:style-name="ce1">
            <text:p>0.258823529</text:p>
          </table:table-cell>
          <table:table-cell office:value-type="float" office:value="0.19607843137254899" table:formula="of:=[.K32]-[.L32]" table:style-name="ce1">
            <text:p>0.196078431</text:p>
          </table:table-cell>
          <table:table-cell office:value-type="float" office:value="0.45490196078431372" table:formula="of:=[.A32]/255" table:style-name="ce1">
            <text:p>0.454901961</text:p>
          </table:table-cell>
          <table:table-cell office:value-type="float" office:value="0.36470588235294116" table:formula="of:=[.B32]/255" table:style-name="ce1">
            <text:p>0.364705882</text:p>
          </table:table-cell>
          <table:table-cell office:value-type="float" office:value="0.25882352941176473" table:formula="of:=[.C32]/255" table:style-name="ce1">
            <text:p>0.258823529</text:p>
          </table:table-cell>
          <table:table-cell office:value-type="float" office:value="32.399999999999991" table:formula="of:=60*(MOD(([.O32]-[.P32])/[.M32];6))" table:style-name="ce1">
            <text:p>32.4</text:p>
          </table:table-cell>
          <table:table-cell office:value-type="float" office:value="60" table:formula="of:=60*((([.P32]-[.N32])/[.M32])+2)" table:style-name="ce1">
            <text:p>60</text:p>
          </table:table-cell>
          <table:table-cell office:value-type="float" office:value="267.60000000000002" table:formula="of:=60*((([.N32]-[.O32])/[.M32])+4)" table:style-name="ce1">
            <text:p>267.6</text:p>
          </table:table-cell>
          <table:table-cell table:number-columns-repeated="16365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9" table:style-name="ce1">
            <text:p>109</text:p>
          </table:table-cell>
          <table:table-cell office:value-type="float" office:value="76" table:style-name="ce1">
            <text:p>76</text:p>
          </table:table-cell>
          <table:table-cell office:value-type="float" office:value="33.559322033898304" table:formula="of:=[.H33]" table:style-name="ce2">
            <text:p>34</text:p>
          </table:table-cell>
          <table:table-cell office:value-type="float" office:value="0.27962085308056878" table:formula="of:=[.I33]" table:style-name="ce6">
            <text:p>0.28</text:p>
          </table:table-cell>
          <table:table-cell office:value-type="float" office:value="0.4137254901960784" table:formula="of:=[.J33]" table:style-name="ce6">
            <text:p>0.41</text:p>
          </table:table-cell>
          <table:table-cell table:style-name="ce2"/>
          <table:table-cell office:value-type="float" office:value="33.559322033898304" table:formula="of:=IF(AND([.A33]&gt;=[.B33];[.A33]&gt;=[.C33]);[.Q33];IF([.B33]&gt;=[.C33];[.R33];[.S33]))" table:style-name="ce1">
            <text:p>33.55932203</text:p>
          </table:table-cell>
          <table:table-cell office:value-type="float" office:value="0.27962085308056878" table:formula="of:=IF([.M33]=0;0;([.M33]/(1-ABS(2*[.J33]-1))))" table:style-name="ce3">
            <text:p>0.280</text:p>
          </table:table-cell>
          <table:table-cell office:value-type="float" office:value="0.4137254901960784" table:formula="of:=([.K33]+[.L33])/2" table:style-name="ce3">
            <text:p>0.414</text:p>
          </table:table-cell>
          <table:table-cell office:value-type="float" office:value="0.52941176470588236" table:formula="of:=MAX([.N33:.P33])" table:style-name="ce1">
            <text:p>0.529411765</text:p>
          </table:table-cell>
          <table:table-cell office:value-type="float" office:value="0.29803921568627451" table:formula="of:=MIN([.N33:.P33])" table:style-name="ce1">
            <text:p>0.298039216</text:p>
          </table:table-cell>
          <table:table-cell office:value-type="float" office:value="0.23137254901960785" table:formula="of:=[.K33]-[.L33]" table:style-name="ce1">
            <text:p>0.231372549</text:p>
          </table:table-cell>
          <table:table-cell office:value-type="float" office:value="0.52941176470588236" table:formula="of:=[.A33]/255" table:style-name="ce1">
            <text:p>0.529411765</text:p>
          </table:table-cell>
          <table:table-cell office:value-type="float" office:value="0.42745098039215684" table:formula="of:=[.B33]/255" table:style-name="ce1">
            <text:p>0.42745098</text:p>
          </table:table-cell>
          <table:table-cell office:value-type="float" office:value="0.29803921568627451" table:formula="of:=[.C33]/255" table:style-name="ce1">
            <text:p>0.298039216</text:p>
          </table:table-cell>
          <table:table-cell office:value-type="float" office:value="33.559322033898304" table:formula="of:=60*(MOD(([.O33]-[.P33])/[.M33];6))" table:style-name="ce1">
            <text:p>33.55932203</text:p>
          </table:table-cell>
          <table:table-cell office:value-type="float" office:value="60" table:formula="of:=60*((([.P33]-[.N33])/[.M33])+2)" table:style-name="ce1">
            <text:p>60</text:p>
          </table:table-cell>
          <table:table-cell office:value-type="float" office:value="266.4406779661017" table:formula="of:=60*((([.N33]-[.O33])/[.M33])+4)" table:style-name="ce1">
            <text:p>266.440678</text:p>
          </table:table-cell>
          <table:table-cell table:number-columns-repeated="16365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73" table:style-name="ce1">
            <text:p>73</text:p>
          </table:table-cell>
          <table:table-cell office:value-type="float" office:value="52" table:style-name="ce1">
            <text:p>52</text:p>
          </table:table-cell>
          <table:table-cell office:value-type="float" office:value="32.307692307692299" table:formula="of:=[.H34]" table:style-name="ce2">
            <text:p>32</text:p>
          </table:table-cell>
          <table:table-cell office:value-type="float" office:value="0.27272727272727276" table:formula="of:=[.I34]" table:style-name="ce6">
            <text:p>0.27</text:p>
          </table:table-cell>
          <table:table-cell office:value-type="float" office:value="0.2803921568627451" table:formula="of:=[.J34]" table:style-name="ce6">
            <text:p>0.28</text:p>
          </table:table-cell>
          <table:table-cell table:style-name="ce2"/>
          <table:table-cell office:value-type="float" office:value="32.307692307692299" table:formula="of:=IF(AND([.A34]&gt;=[.B34];[.A34]&gt;=[.C34]);[.Q34];IF([.B34]&gt;=[.C34];[.R34];[.S34]))" table:style-name="ce1">
            <text:p>32.30769231</text:p>
          </table:table-cell>
          <table:table-cell office:value-type="float" office:value="0.27272727272727276" table:formula="of:=IF([.M34]=0;0;([.M34]/(1-ABS(2*[.J34]-1))))" table:style-name="ce3">
            <text:p>0.273</text:p>
          </table:table-cell>
          <table:table-cell office:value-type="float" office:value="0.2803921568627451" table:formula="of:=([.K34]+[.L34])/2" table:style-name="ce3">
            <text:p>0.280</text:p>
          </table:table-cell>
          <table:table-cell office:value-type="float" office:value="0.35686274509803922" table:formula="of:=MAX([.N34:.P34])" table:style-name="ce1">
            <text:p>0.356862745</text:p>
          </table:table-cell>
          <table:table-cell office:value-type="float" office:value="0.20392156862745098" table:formula="of:=MIN([.N34:.P34])" table:style-name="ce1">
            <text:p>0.203921569</text:p>
          </table:table-cell>
          <table:table-cell office:value-type="float" office:value="0.15294117647058825" table:formula="of:=[.K34]-[.L34]" table:style-name="ce1">
            <text:p>0.152941176</text:p>
          </table:table-cell>
          <table:table-cell office:value-type="float" office:value="0.35686274509803922" table:formula="of:=[.A34]/255" table:style-name="ce1">
            <text:p>0.356862745</text:p>
          </table:table-cell>
          <table:table-cell office:value-type="float" office:value="0.28627450980392155" table:formula="of:=[.B34]/255" table:style-name="ce1">
            <text:p>0.28627451</text:p>
          </table:table-cell>
          <table:table-cell office:value-type="float" office:value="0.20392156862745098" table:formula="of:=[.C34]/255" table:style-name="ce1">
            <text:p>0.203921569</text:p>
          </table:table-cell>
          <table:table-cell office:value-type="float" office:value="32.307692307692299" table:formula="of:=60*(MOD(([.O34]-[.P34])/[.M34];6))" table:style-name="ce1">
            <text:p>32.30769231</text:p>
          </table:table-cell>
          <table:table-cell office:value-type="float" office:value="60" table:formula="of:=60*((([.P34]-[.N34])/[.M34])+2)" table:style-name="ce1">
            <text:p>60</text:p>
          </table:table-cell>
          <table:table-cell office:value-type="float" office:value="267.69230769230768" table:formula="of:=60*((([.N34]-[.O34])/[.M34])+4)" table:style-name="ce1">
            <text:p>267.6923077</text:p>
          </table:table-cell>
          <table:table-cell table:number-columns-repeated="16365"/>
        </table:table-row>
        <table:table-row table:number-rows-repeated="1048542" table:style-name="ro1">
          <table:table-cell table:number-columns-repeated="16384"/>
        </table:table-row>
      </table:table>
      <table:table table:name="tightrope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100" table:formula="of:=MIN([.A4:.A41])" table:style-name="ce2">
            <text:p>100</text:p>
          </table:table-cell>
          <table:table-cell office:value-type="float" office:value="81" table:formula="of:=MIN([.B4:.B41])" table:style-name="ce2">
            <text:p>81</text:p>
          </table:table-cell>
          <table:table-cell office:value-type="float" office:value="57" table:formula="of:=MIN([.C4:.C41])" table:style-name="ce2">
            <text:p>57</text:p>
          </table:table-cell>
          <table:table-cell office:value-type="float" office:value="33.559322033898304" table:formula="of:=MIN([.D4:.D41])" table:style-name="ce2">
            <text:p>34</text:p>
          </table:table-cell>
          <table:table-cell office:value-type="float" office:value="0.28502415458937197" table:formula="of:=MIN([.E4:.E41])" table:style-name="ce3">
            <text:p>0.285</text:p>
          </table:table-cell>
          <table:table-cell office:value-type="float" office:value="0.40588235294117647" table:formula="of:=MIN([.F4:.F41])" table:style-name="ce3">
            <text:p>0.406</text:p>
          </table:table-cell>
          <table:table-cell table:number-columns-repeated="16378" table:style-name="ce1"/>
        </table:table-row>
        <table:table-row table:style-name="ro1">
          <table:table-cell office:value-type="float" office:value="158" table:formula="of:=MAX([.A4:.A41])" table:style-name="ce2">
            <text:p>158</text:p>
          </table:table-cell>
          <table:table-cell office:value-type="float" office:value="128" table:formula="of:=MAX([.B4:.B41])" table:style-name="ce2">
            <text:p>128</text:p>
          </table:table-cell>
          <table:table-cell office:value-type="float" office:value="90" table:formula="of:=MAX([.C4:.C41])" table:style-name="ce2">
            <text:p>90</text:p>
          </table:table-cell>
          <table:table-cell office:value-type="float" office:value="33.559322033898304" table:formula="of:=MAX([.D4:.D41])" table:style-name="ce2">
            <text:p>34</text:p>
          </table:table-cell>
          <table:table-cell office:value-type="float" office:value="0.28502415458937197" table:formula="of:=MAX([.E4:.E41])" table:style-name="ce3">
            <text:p>0.285</text:p>
          </table:table-cell>
          <table:table-cell office:value-type="float" office:value="0.40588235294117647" table:formula="of:=MAX([.F4:.F41])" table:style-name="ce3">
            <text:p>0.406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r</text:p>
          </table:table-cell>
          <table:table-cell office:value-type="string" table:style-name="ce4">
            <text:p>g</text:p>
          </table:table-cell>
          <table:table-cell office:value-type="string" table:style-name="ce4">
            <text:p>b</text:p>
          </table:table-cell>
          <table:table-cell office:value-type="string" table:style-name="ce4">
            <text:p>Hue</text:p>
          </table:table-cell>
          <table:table-cell office:value-type="string" table:style-name="ce4">
            <text:p>Sat</text:p>
          </table:table-cell>
          <table:table-cell office:value-type="string" table:style-name="ce4">
            <text:p>Bri</text:p>
          </table:table-cell>
          <table:table-cell table:style-name="ce4"/>
          <table:table-cell office:value-type="string" table:style-name="ce5">
            <text:p>H</text:p>
          </table:table-cell>
          <table:table-cell office:value-type="string" table:style-name="ce5">
            <text:p>S</text:p>
          </table:table-cell>
          <table:table-cell office:value-type="string" table:style-name="ce5">
            <text:p>L</text:p>
          </table:table-cell>
          <table:table-cell office:value-type="string" table:style-name="ce5">
            <text:p>Cmax</text:p>
          </table:table-cell>
          <table:table-cell office:value-type="string" table:style-name="ce5">
            <text:p>Cmin</text:p>
          </table:table-cell>
          <table:table-cell office:value-type="string" table:style-name="ce5">
            <text:p>Delta</text:p>
          </table:table-cell>
          <table:table-cell office:value-type="string" table:style-name="ce5">
            <text:p>Red’</text:p>
          </table:table-cell>
          <table:table-cell office:value-type="string" table:style-name="ce5">
            <text:p>Green’</text:p>
          </table:table-cell>
          <table:table-cell office:value-type="string" table:style-name="ce5">
            <text:p>Blue’</text:p>
          </table:table-cell>
          <table:table-cell office:value-type="string" table:style-name="ce5">
            <text:p>Rmod</text:p>
          </table:table-cell>
          <table:table-cell office:value-type="string" table:style-name="ce5">
            <text:p>Gmod</text:p>
          </table:table-cell>
          <table:table-cell office:value-type="string" table:style-name="ce5">
            <text:p>Bmod</text:p>
          </table:table-cell>
          <table:table-cell table:number-columns-repeated="16365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07" table:style-name="ce1">
            <text:p>107</text:p>
          </table:table-cell>
          <table:table-cell office:value-type="float" office:value="74" table:style-name="ce1">
            <text:p>74</text:p>
          </table:table-cell>
          <table:table-cell office:value-type="float" office:value="33.559322033898304" table:formula="of:=[.H4]" table:style-name="ce2">
            <text:p>34</text:p>
          </table:table-cell>
          <table:table-cell office:value-type="float" office:value="0.28502415458937197" table:formula="of:=[.I4]" table:style-name="ce6">
            <text:p>0.29</text:p>
          </table:table-cell>
          <table:table-cell office:value-type="float" office:value="0.40588235294117647" table:formula="of:=[.J4]" table:style-name="ce6">
            <text:p>0.41</text:p>
          </table:table-cell>
          <table:table-cell table:style-name="ce2"/>
          <table:table-cell office:value-type="float" office:value="33.559322033898304" table:formula="of:=IF(AND([.A4]&gt;=[.B4];[.A4]&gt;=[.C4]);[.Q4];IF([.B4]&gt;=[.C4];[.R4];[.S4]))" table:style-name="ce1">
            <text:p>33.55932203</text:p>
          </table:table-cell>
          <table:table-cell office:value-type="float" office:value="0.28502415458937197" table:formula="of:=IF([.M4]=0;0;([.M4]/(1-ABS(2*[.J4]-1))))" table:style-name="ce3">
            <text:p>0.285</text:p>
          </table:table-cell>
          <table:table-cell office:value-type="float" office:value="0.40588235294117647" table:formula="of:=([.K4]+[.L4])/2" table:style-name="ce3">
            <text:p>0.406</text:p>
          </table:table-cell>
          <table:table-cell office:value-type="float" office:value="0.52156862745098043" table:formula="of:=MAX([.N4:.P4])" table:style-name="ce1">
            <text:p>0.521568627</text:p>
          </table:table-cell>
          <table:table-cell office:value-type="float" office:value="0.29019607843137257" table:formula="of:=MIN([.N4:.P4])" table:style-name="ce1">
            <text:p>0.290196078</text:p>
          </table:table-cell>
          <table:table-cell office:value-type="float" office:value="0.23137254901960785" table:formula="of:=[.K4]-[.L4]" table:style-name="ce1">
            <text:p>0.231372549</text:p>
          </table:table-cell>
          <table:table-cell office:value-type="float" office:value="0.52156862745098043" table:formula="of:=[.A4]/255" table:style-name="ce1">
            <text:p>0.521568627</text:p>
          </table:table-cell>
          <table:table-cell office:value-type="float" office:value="0.41960784313725491" table:formula="of:=[.B4]/255" table:style-name="ce1">
            <text:p>0.419607843</text:p>
          </table:table-cell>
          <table:table-cell office:value-type="float" office:value="0.29019607843137257" table:formula="of:=[.C4]/255" table:style-name="ce1">
            <text:p>0.290196078</text:p>
          </table:table-cell>
          <table:table-cell office:value-type="float" office:value="33.559322033898304" table:formula="of:=60*(MOD(([.O4]-[.P4])/[.M4];6))" table:style-name="ce1">
            <text:p>33.55932203</text:p>
          </table:table-cell>
          <table:table-cell office:value-type="float" office:value="60" table:formula="of:=60*((([.P4]-[.N4])/[.M4])+2)" table:style-name="ce1">
            <text:p>60</text:p>
          </table:table-cell>
          <table:table-cell office:value-type="float" office:value="266.4406779661017" table:formula="of:=60*((([.N4]-[.O4])/[.M4])+4)" table:style-name="ce1">
            <text:p>266.440678</text:p>
          </table:table-cell>
          <table:table-cell table:number-columns-repeated="16365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98" table:style-name="ce1">
            <text:p>98</text:p>
          </table:table-cell>
          <table:table-cell office:value-type="float" office:value="69" table:style-name="ce1">
            <text:p>69</text:p>
          </table:table-cell>
          <table:table-cell table:number-columns-repeated="16381" table:style-name="ce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9" table:style-name="ce1">
            <text:p>109</text:p>
          </table:table-cell>
          <table:table-cell office:value-type="float" office:value="76" table:style-name="ce1">
            <text:p>76</text:p>
          </table:table-cell>
          <table:table-cell table:number-columns-repeated="16381" table:style-name="ce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28" table:style-name="ce1">
            <text:p>128</text:p>
          </table:table-cell>
          <table:table-cell office:value-type="float" office:value="90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02" table:style-name="ce1">
            <text:p>102</text:p>
          </table:table-cell>
          <table:table-cell office:value-type="float" office:value="72" table:style-name="ce1">
            <text:p>72</text:p>
          </table:table-cell>
          <table:table-cell table:number-columns-repeated="16381" table:style-name="ce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4" table:style-name="ce1">
            <text:p>84</text:p>
          </table:table-cell>
          <table:table-cell office:value-type="float" office:value="58" table:style-name="ce1">
            <text:p>58</text:p>
          </table:table-cell>
          <table:table-cell table:number-columns-repeated="16381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1" table:style-name="ce1">
            <text:p>81</text:p>
          </table:table-cell>
          <table:table-cell office:value-type="float" office:value="57" table:style-name="ce1">
            <text:p>57</text:p>
          </table:table-cell>
          <table:table-cell table:number-columns-repeated="16381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drain_pipe" table:style-name="ta1">
        <table:table-column table:style-name="co1" table:number-columns-repeated="19" table:default-cell-style-name="ce1"/>
        <table:table-column table:style-name="co2" table:number-columns-repeated="16365" table:default-cell-style-name="ce1"/>
        <table:table-row table:style-name="ro1">
          <table:table-cell office:value-type="float" office:value="82" table:formula="of:=MIN([.A4:.A41])" table:style-name="ce2">
            <text:p>82</text:p>
          </table:table-cell>
          <table:table-cell office:value-type="float" office:value="80" table:formula="of:=MIN([.B4:.B41])" table:style-name="ce2">
            <text:p>80</text:p>
          </table:table-cell>
          <table:table-cell office:value-type="float" office:value="78" table:formula="of:=MIN([.C4:.C41])" table:style-name="ce2">
            <text:p>78</text:p>
          </table:table-cell>
          <table:table-cell office:value-type="float" office:value="0" table:formula="of:=MIN([.D4:.D41])" table:style-name="ce2">
            <text:p>0</text:p>
          </table:table-cell>
          <table:table-cell office:value-type="float" office:value="2.5000000000000001E-2" table:formula="of:=MIN([.E4:.E41])" table:style-name="ce3">
            <text:p>0.025</text:p>
          </table:table-cell>
          <table:table-cell office:value-type="float" office:value="0.31372549019607843" table:formula="of:=MIN([.F4:.F41])" table:style-name="ce3">
            <text:p>0.314</text:p>
          </table:table-cell>
          <table:table-cell table:number-columns-repeated="16378" table:style-name="ce1"/>
        </table:table-row>
        <table:table-row table:style-name="ro1">
          <table:table-cell office:value-type="float" office:value="125" table:formula="of:=MAX([.A4:.A41])" table:style-name="ce2">
            <text:p>125</text:p>
          </table:table-cell>
          <table:table-cell office:value-type="float" office:value="116" table:formula="of:=MAX([.B4:.B41])" table:style-name="ce2">
            <text:p>116</text:p>
          </table:table-cell>
          <table:table-cell office:value-type="float" office:value="116" table:formula="of:=MAX([.C4:.C41])" table:style-name="ce2">
            <text:p>116</text:p>
          </table:table-cell>
          <table:table-cell office:value-type="float" office:value="33.749999999999986" table:formula="of:=MAX([.D4:.D41])" table:style-name="ce2">
            <text:p>34</text:p>
          </table:table-cell>
          <table:table-cell office:value-type="float" office:value="8.6956521739130432E-2" table:formula="of:=MAX([.E4:.E41])" table:style-name="ce3">
            <text:p>0.087</text:p>
          </table:table-cell>
          <table:table-cell office:value-type="float" office:value="0.47254901960784312" table:formula="of:=MAX([.F4:.F41])" table:style-name="ce3">
            <text:p>0.473</text:p>
          </table:table-cell>
          <table:table-cell table:number-columns-repeated="16378" table:style-name="ce1"/>
        </table:table-row>
        <table:table-row table:style-name="ro2">
          <table:table-cell office:value-type="string" table:style-name="ce4">
            <text:p>r</text:p>
          </table:table-cell>
          <table:table-cell office:value-type="string" table:style-name="ce4">
            <text:p>g</text:p>
          </table:table-cell>
          <table:table-cell office:value-type="string" table:style-name="ce4">
            <text:p>b</text:p>
          </table:table-cell>
          <table:table-cell office:value-type="string" table:style-name="ce4">
            <text:p>Hue</text:p>
          </table:table-cell>
          <table:table-cell office:value-type="string" table:style-name="ce4">
            <text:p>Sat</text:p>
          </table:table-cell>
          <table:table-cell office:value-type="string" table:style-name="ce4">
            <text:p>Bri</text:p>
          </table:table-cell>
          <table:table-cell table:style-name="ce4"/>
          <table:table-cell office:value-type="string" table:style-name="ce5">
            <text:p>H</text:p>
          </table:table-cell>
          <table:table-cell office:value-type="string" table:style-name="ce5">
            <text:p>S</text:p>
          </table:table-cell>
          <table:table-cell office:value-type="string" table:style-name="ce5">
            <text:p>L</text:p>
          </table:table-cell>
          <table:table-cell office:value-type="string" table:style-name="ce5">
            <text:p>Cmax</text:p>
          </table:table-cell>
          <table:table-cell office:value-type="string" table:style-name="ce5">
            <text:p>Cmin</text:p>
          </table:table-cell>
          <table:table-cell office:value-type="string" table:style-name="ce5">
            <text:p>Delta</text:p>
          </table:table-cell>
          <table:table-cell office:value-type="string" table:style-name="ce5">
            <text:p>Red’</text:p>
          </table:table-cell>
          <table:table-cell office:value-type="string" table:style-name="ce5">
            <text:p>Green’</text:p>
          </table:table-cell>
          <table:table-cell office:value-type="string" table:style-name="ce5">
            <text:p>Blue’</text:p>
          </table:table-cell>
          <table:table-cell office:value-type="string" table:style-name="ce5">
            <text:p>Rmod</text:p>
          </table:table-cell>
          <table:table-cell office:value-type="string" table:style-name="ce5">
            <text:p>Gmod</text:p>
          </table:table-cell>
          <table:table-cell office:value-type="string" table:style-name="ce5">
            <text:p>Bmod</text:p>
          </table:table-cell>
          <table:table-cell table:number-columns-repeated="16365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14" table:style-name="ce1">
            <text:p>114</text:p>
          </table:table-cell>
          <table:table-cell office:value-type="float" office:value="114" table:style-name="ce1">
            <text:p>114</text:p>
          </table:table-cell>
          <table:table-cell office:value-type="float" office:value="0" table:formula="of:=[.H4]" table:style-name="ce2">
            <text:p>0</text:p>
          </table:table-cell>
          <table:table-cell office:value-type="float" office:value="3.7974683544303778E-2" table:formula="of:=[.I4]" table:style-name="ce6">
            <text:p>0.04</text:p>
          </table:table-cell>
          <table:table-cell office:value-type="float" office:value="0.46470588235294119" table:formula="of:=[.J4]" table:style-name="ce6">
            <text:p>0.46</text:p>
          </table:table-cell>
          <table:table-cell table:style-name="ce2"/>
          <table:table-cell office:value-type="float" office:value="0" table:formula="of:=IF(AND([.A4]&gt;=[.B4];[.A4]&gt;=[.C4]);[.Q4];IF([.B4]&gt;=[.C4];[.R4];[.S4]))" table:style-name="ce1">
            <text:p>0</text:p>
          </table:table-cell>
          <table:table-cell office:value-type="float" office:value="3.7974683544303778E-2" table:formula="of:=IF([.M4]=0;0;([.M4]/(1-ABS(2*[.J4]-1))))" table:style-name="ce3">
            <text:p>0.038</text:p>
          </table:table-cell>
          <table:table-cell office:value-type="float" office:value="0.46470588235294119" table:formula="of:=([.K4]+[.L4])/2" table:style-name="ce3">
            <text:p>0.465</text:p>
          </table:table-cell>
          <table:table-cell office:value-type="float" office:value="0.4823529411764706" table:formula="of:=MAX([.N4:.P4])" table:style-name="ce1">
            <text:p>0.482352941</text:p>
          </table:table-cell>
          <table:table-cell office:value-type="float" office:value="0.44705882352941179" table:formula="of:=MIN([.N4:.P4])" table:style-name="ce1">
            <text:p>0.447058824</text:p>
          </table:table-cell>
          <table:table-cell office:value-type="float" office:value="3.5294117647058809E-2" table:formula="of:=[.K4]-[.L4]" table:style-name="ce1">
            <text:p>0.035294118</text:p>
          </table:table-cell>
          <table:table-cell office:value-type="float" office:value="0.4823529411764706" table:formula="of:=[.A4]/255" table:style-name="ce1">
            <text:p>0.482352941</text:p>
          </table:table-cell>
          <table:table-cell office:value-type="float" office:value="0.44705882352941179" table:formula="of:=[.B4]/255" table:style-name="ce1">
            <text:p>0.447058824</text:p>
          </table:table-cell>
          <table:table-cell office:value-type="float" office:value="0.44705882352941179" table:formula="of:=[.C4]/255" table:style-name="ce1">
            <text:p>0.447058824</text:p>
          </table:table-cell>
          <table:table-cell office:value-type="float" office:value="0" table:formula="of:=60*(MOD(([.O4]-[.P4])/[.M4];6))" table:style-name="ce1">
            <text:p>0</text:p>
          </table:table-cell>
          <table:table-cell office:value-type="float" office:value="60" table:formula="of:=60*((([.P4]-[.N4])/[.M4])+2)" table:style-name="ce1">
            <text:p>60</text:p>
          </table:table-cell>
          <table:table-cell office:value-type="float" office:value="300" table:formula="of:=60*((([.N4]-[.O4])/[.M4])+4)" table:style-name="ce1">
            <text:p>300</text:p>
          </table:table-cell>
          <table:table-cell table:number-columns-repeated="16365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3" table:style-name="ce1">
            <text:p>93</text:p>
          </table:table-cell>
          <table:table-cell office:value-type="float" office:value="84" table:style-name="ce1">
            <text:p>84</text:p>
          </table:table-cell>
          <table:table-cell office:value-type="float" office:value="33.749999999999986" table:formula="of:=[.H5]" table:style-name="ce2">
            <text:p>34</text:p>
          </table:table-cell>
          <table:table-cell office:value-type="float" office:value="8.6956521739130432E-2" table:formula="of:=[.I5]" table:style-name="ce6">
            <text:p>0.09</text:p>
          </table:table-cell>
          <table:table-cell office:value-type="float" office:value="0.36078431372549019" table:formula="of:=[.J5]" table:style-name="ce6">
            <text:p>0.36</text:p>
          </table:table-cell>
          <table:table-cell table:style-name="ce1"/>
          <table:table-cell office:value-type="float" office:value="33.749999999999986" table:formula="of:=IF(AND([.A5]&gt;=[.B5];[.A5]&gt;=[.C5]);[.Q5];IF([.B5]&gt;=[.C5];[.R5];[.S5]))" table:style-name="ce1">
            <text:p>33.75</text:p>
          </table:table-cell>
          <table:table-cell office:value-type="float" office:value="8.6956521739130432E-2" table:formula="of:=IF([.M5]=0;0;([.M5]/(1-ABS(2*[.J5]-1))))" table:style-name="ce3">
            <text:p>0.087</text:p>
          </table:table-cell>
          <table:table-cell office:value-type="float" office:value="0.36078431372549019" table:formula="of:=([.K5]+[.L5])/2" table:style-name="ce3">
            <text:p>0.361</text:p>
          </table:table-cell>
          <table:table-cell office:value-type="float" office:value="0.39215686274509803" table:formula="of:=MAX([.N5:.P5])" table:style-name="ce1">
            <text:p>0.392156863</text:p>
          </table:table-cell>
          <table:table-cell office:value-type="float" office:value="0.32941176470588235" table:formula="of:=MIN([.N5:.P5])" table:style-name="ce1">
            <text:p>0.329411765</text:p>
          </table:table-cell>
          <table:table-cell office:value-type="float" office:value="6.2745098039215685E-2" table:formula="of:=[.K5]-[.L5]" table:style-name="ce1">
            <text:p>0.062745098</text:p>
          </table:table-cell>
          <table:table-cell office:value-type="float" office:value="0.39215686274509803" table:formula="of:=[.A5]/255" table:style-name="ce1">
            <text:p>0.392156863</text:p>
          </table:table-cell>
          <table:table-cell office:value-type="float" office:value="0.36470588235294116" table:formula="of:=[.B5]/255" table:style-name="ce1">
            <text:p>0.364705882</text:p>
          </table:table-cell>
          <table:table-cell office:value-type="float" office:value="0.32941176470588235" table:formula="of:=[.C5]/255" table:style-name="ce1">
            <text:p>0.329411765</text:p>
          </table:table-cell>
          <table:table-cell office:value-type="float" office:value="33.749999999999986" table:formula="of:=60*(MOD(([.O5]-[.P5])/[.M5];6))" table:style-name="ce1">
            <text:p>33.75</text:p>
          </table:table-cell>
          <table:table-cell office:value-type="float" office:value="60" table:formula="of:=60*((([.P5]-[.N5])/[.M5])+2)" table:style-name="ce1">
            <text:p>60</text:p>
          </table:table-cell>
          <table:table-cell office:value-type="float" office:value="266.25" table:formula="of:=60*((([.N5]-[.O5])/[.M5])+4)" table:style-name="ce1">
            <text:p>266.25</text:p>
          </table:table-cell>
          <table:table-cell table:number-columns-repeated="16365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16" table:style-name="ce1">
            <text:p>116</text:p>
          </table:table-cell>
          <table:table-cell office:value-type="float" office:value="116" table:style-name="ce1">
            <text:p>116</text:p>
          </table:table-cell>
          <table:table-cell office:value-type="float" office:value="0" table:formula="of:=[.H6]" table:style-name="ce2">
            <text:p>0</text:p>
          </table:table-cell>
          <table:table-cell office:value-type="float" office:value="3.7344398340248948E-2" table:formula="of:=[.I6]" table:style-name="ce6">
            <text:p>0.04</text:p>
          </table:table-cell>
          <table:table-cell office:value-type="float" office:value="0.47254901960784312" table:formula="of:=[.J6]" table:style-name="ce6">
            <text:p>0.47</text:p>
          </table:table-cell>
          <table:table-cell table:style-name="ce1"/>
          <table:table-cell office:value-type="float" office:value="0" table:formula="of:=IF(AND([.A6]&gt;=[.B6];[.A6]&gt;=[.C6]);[.Q6];IF([.B6]&gt;=[.C6];[.R6];[.S6]))" table:style-name="ce1">
            <text:p>0</text:p>
          </table:table-cell>
          <table:table-cell office:value-type="float" office:value="3.7344398340248948E-2" table:formula="of:=IF([.M6]=0;0;([.M6]/(1-ABS(2*[.J6]-1))))" table:style-name="ce3">
            <text:p>0.037</text:p>
          </table:table-cell>
          <table:table-cell office:value-type="float" office:value="0.47254901960784312" table:formula="of:=([.K6]+[.L6])/2" table:style-name="ce3">
            <text:p>0.473</text:p>
          </table:table-cell>
          <table:table-cell office:value-type="float" office:value="0.49019607843137253" table:formula="of:=MAX([.N6:.P6])" table:style-name="ce1">
            <text:p>0.490196078</text:p>
          </table:table-cell>
          <table:table-cell office:value-type="float" office:value="0.45490196078431372" table:formula="of:=MIN([.N6:.P6])" table:style-name="ce1">
            <text:p>0.454901961</text:p>
          </table:table-cell>
          <table:table-cell office:value-type="float" office:value="3.5294117647058809E-2" table:formula="of:=[.K6]-[.L6]" table:style-name="ce1">
            <text:p>0.035294118</text:p>
          </table:table-cell>
          <table:table-cell office:value-type="float" office:value="0.49019607843137253" table:formula="of:=[.A6]/255" table:style-name="ce1">
            <text:p>0.490196078</text:p>
          </table:table-cell>
          <table:table-cell office:value-type="float" office:value="0.45490196078431372" table:formula="of:=[.B6]/255" table:style-name="ce1">
            <text:p>0.454901961</text:p>
          </table:table-cell>
          <table:table-cell office:value-type="float" office:value="0.45490196078431372" table:formula="of:=[.C6]/255" table:style-name="ce1">
            <text:p>0.454901961</text:p>
          </table:table-cell>
          <table:table-cell office:value-type="float" office:value="0" table:formula="of:=60*(MOD(([.O6]-[.P6])/[.M6];6))" table:style-name="ce1">
            <text:p>0</text:p>
          </table:table-cell>
          <table:table-cell office:value-type="float" office:value="60" table:formula="of:=60*((([.P6]-[.N6])/[.M6])+2)" table:style-name="ce1">
            <text:p>60</text:p>
          </table:table-cell>
          <table:table-cell office:value-type="float" office:value="300" table:formula="of:=60*((([.N6]-[.O6])/[.M6])+4)" table:style-name="ce1">
            <text:p>300</text:p>
          </table:table-cell>
          <table:table-cell table:number-columns-repeated="16365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80" table:style-name="ce1">
            <text:p>80</text:p>
          </table:table-cell>
          <table:table-cell office:value-type="float" office:value="78" table:style-name="ce1">
            <text:p>78</text:p>
          </table:table-cell>
          <table:table-cell office:value-type="float" office:value="29.999999999999893" table:formula="of:=[.H7]" table:style-name="ce2">
            <text:p>30</text:p>
          </table:table-cell>
          <table:table-cell office:value-type="float" office:value="2.5000000000000001E-2" table:formula="of:=[.I7]" table:style-name="ce6">
            <text:p>0.03</text:p>
          </table:table-cell>
          <table:table-cell office:value-type="float" office:value="0.31372549019607843" table:formula="of:=[.J7]" table:style-name="ce6">
            <text:p>0.31</text:p>
          </table:table-cell>
          <table:table-cell table:style-name="ce1"/>
          <table:table-cell office:value-type="float" office:value="29.999999999999893" table:formula="of:=IF(AND([.A7]&gt;=[.B7];[.A7]&gt;=[.C7]);[.Q7];IF([.B7]&gt;=[.C7];[.R7];[.S7]))" table:style-name="ce1">
            <text:p>30</text:p>
          </table:table-cell>
          <table:table-cell office:value-type="float" office:value="2.5000000000000001E-2" table:formula="of:=IF([.M7]=0;0;([.M7]/(1-ABS(2*[.J7]-1))))" table:style-name="ce3">
            <text:p>0.025</text:p>
          </table:table-cell>
          <table:table-cell office:value-type="float" office:value="0.31372549019607843" table:formula="of:=([.K7]+[.L7])/2" table:style-name="ce3">
            <text:p>0.314</text:p>
          </table:table-cell>
          <table:table-cell office:value-type="float" office:value="0.32156862745098042" table:formula="of:=MAX([.N7:.P7])" table:style-name="ce1">
            <text:p>0.321568627</text:p>
          </table:table-cell>
          <table:table-cell office:value-type="float" office:value="0.30588235294117649" table:formula="of:=MIN([.N7:.P7])" table:style-name="ce1">
            <text:p>0.305882353</text:p>
          </table:table-cell>
          <table:table-cell office:value-type="float" office:value="1.5686274509803921E-2" table:formula="of:=[.K7]-[.L7]" table:style-name="ce1">
            <text:p>0.015686275</text:p>
          </table:table-cell>
          <table:table-cell office:value-type="float" office:value="0.32156862745098042" table:formula="of:=[.A7]/255" table:style-name="ce1">
            <text:p>0.321568627</text:p>
          </table:table-cell>
          <table:table-cell office:value-type="float" office:value="0.31372549019607843" table:formula="of:=[.B7]/255" table:style-name="ce1">
            <text:p>0.31372549</text:p>
          </table:table-cell>
          <table:table-cell office:value-type="float" office:value="0.30588235294117649" table:formula="of:=[.C7]/255" table:style-name="ce1">
            <text:p>0.305882353</text:p>
          </table:table-cell>
          <table:table-cell office:value-type="float" office:value="29.999999999999893" table:formula="of:=60*(MOD(([.O7]-[.P7])/[.M7];6))" table:style-name="ce1">
            <text:p>30</text:p>
          </table:table-cell>
          <table:table-cell office:value-type="float" office:value="60" table:formula="of:=60*((([.P7]-[.N7])/[.M7])+2)" table:style-name="ce1">
            <text:p>60</text:p>
          </table:table-cell>
          <table:table-cell office:value-type="float" office:value="270.00000000000011" table:formula="of:=60*((([.N7]-[.O7])/[.M7])+4)" table:style-name="ce1">
            <text:p>270</text:p>
          </table:table-cell>
          <table:table-cell table:number-columns-repeated="16365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9" table:style-name="ce1">
            <text:p>99</text:p>
          </table:table-cell>
          <table:table-cell office:value-type="float" office:value="93" table:style-name="ce1">
            <text:p>93</text:p>
          </table:table-cell>
          <table:table-cell office:value-type="float" office:value="27.692307692307704" table:formula="of:=[.H8]" table:style-name="ce2">
            <text:p>28</text:p>
          </table:table-cell>
          <table:table-cell office:value-type="float" office:value="6.5326633165829193E-2" table:formula="of:=[.I8]" table:style-name="ce6">
            <text:p>0.07</text:p>
          </table:table-cell>
          <table:table-cell office:value-type="float" office:value="0.39019607843137255" table:formula="of:=[.J8]" table:style-name="ce6">
            <text:p>0.39</text:p>
          </table:table-cell>
          <table:table-cell table:style-name="ce1"/>
          <table:table-cell office:value-type="float" office:value="27.692307692307704" table:formula="of:=IF(AND([.A8]&gt;=[.B8];[.A8]&gt;=[.C8]);[.Q8];IF([.B8]&gt;=[.C8];[.R8];[.S8]))" table:style-name="ce1">
            <text:p>27.69230769</text:p>
          </table:table-cell>
          <table:table-cell office:value-type="float" office:value="6.5326633165829193E-2" table:formula="of:=IF([.M8]=0;0;([.M8]/(1-ABS(2*[.J8]-1))))" table:style-name="ce3">
            <text:p>0.065</text:p>
          </table:table-cell>
          <table:table-cell office:value-type="float" office:value="0.39019607843137255" table:formula="of:=([.K8]+[.L8])/2" table:style-name="ce3">
            <text:p>0.390</text:p>
          </table:table-cell>
          <table:table-cell office:value-type="float" office:value="0.41568627450980394" table:formula="of:=MAX([.N8:.P8])" table:style-name="ce1">
            <text:p>0.415686275</text:p>
          </table:table-cell>
          <table:table-cell office:value-type="float" office:value="0.36470588235294116" table:formula="of:=MIN([.N8:.P8])" table:style-name="ce1">
            <text:p>0.364705882</text:p>
          </table:table-cell>
          <table:table-cell office:value-type="float" office:value="5.0980392156862786E-2" table:formula="of:=[.K8]-[.L8]" table:style-name="ce1">
            <text:p>0.050980392</text:p>
          </table:table-cell>
          <table:table-cell office:value-type="float" office:value="0.41568627450980394" table:formula="of:=[.A8]/255" table:style-name="ce1">
            <text:p>0.415686275</text:p>
          </table:table-cell>
          <table:table-cell office:value-type="float" office:value="0.38823529411764707" table:formula="of:=[.B8]/255" table:style-name="ce1">
            <text:p>0.388235294</text:p>
          </table:table-cell>
          <table:table-cell office:value-type="float" office:value="0.36470588235294116" table:formula="of:=[.C8]/255" table:style-name="ce1">
            <text:p>0.364705882</text:p>
          </table:table-cell>
          <table:table-cell office:value-type="float" office:value="27.692307692307704" table:formula="of:=60*(MOD(([.O8]-[.P8])/[.M8];6))" table:style-name="ce1">
            <text:p>27.69230769</text:p>
          </table:table-cell>
          <table:table-cell office:value-type="float" office:value="60" table:formula="of:=60*((([.P8]-[.N8])/[.M8])+2)" table:style-name="ce1">
            <text:p>60</text:p>
          </table:table-cell>
          <table:table-cell office:value-type="float" office:value="272.30769230769232" table:formula="of:=60*((([.N8]-[.O8])/[.M8])+4)" table:style-name="ce1">
            <text:p>272.3076923</text:p>
          </table:table-cell>
          <table:table-cell table:number-columns-repeated="16365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90" table:style-name="ce1">
            <text:p>90</text:p>
          </table:table-cell>
          <table:table-cell office:value-type="float" office:value="90" table:style-name="ce1">
            <text:p>90</text:p>
          </table:table-cell>
          <table:table-cell office:value-type="float" office:value="0" table:formula="of:=[.H9]" table:style-name="ce2">
            <text:p>0</text:p>
          </table:table-cell>
          <table:table-cell office:value-type="float" office:value="3.7433155080213845E-2" table:formula="of:=[.I9]" table:style-name="ce6">
            <text:p>0.04</text:p>
          </table:table-cell>
          <table:table-cell office:value-type="float" office:value="0.3666666666666667" table:formula="of:=[.J9]" table:style-name="ce6">
            <text:p>0.37</text:p>
          </table:table-cell>
          <table:table-cell table:style-name="ce1"/>
          <table:table-cell office:value-type="float" office:value="0" table:formula="of:=IF(AND([.A9]&gt;=[.B9];[.A9]&gt;=[.C9]);[.Q9];IF([.B9]&gt;=[.C9];[.R9];[.S9]))" table:style-name="ce1">
            <text:p>0</text:p>
          </table:table-cell>
          <table:table-cell office:value-type="float" office:value="3.7433155080213845E-2" table:formula="of:=IF([.M9]=0;0;([.M9]/(1-ABS(2*[.J9]-1))))" table:style-name="ce3">
            <text:p>0.037</text:p>
          </table:table-cell>
          <table:table-cell office:value-type="float" office:value="0.3666666666666667" table:formula="of:=([.K9]+[.L9])/2" table:style-name="ce3">
            <text:p>0.367</text:p>
          </table:table-cell>
          <table:table-cell office:value-type="float" office:value="0.38039215686274508" table:formula="of:=MAX([.N9:.P9])" table:style-name="ce1">
            <text:p>0.380392157</text:p>
          </table:table-cell>
          <table:table-cell office:value-type="float" office:value="0.35294117647058826" table:formula="of:=MIN([.N9:.P9])" table:style-name="ce1">
            <text:p>0.352941176</text:p>
          </table:table-cell>
          <table:table-cell office:value-type="float" office:value="2.7450980392156821E-2" table:formula="of:=[.K9]-[.L9]" table:style-name="ce1">
            <text:p>0.02745098</text:p>
          </table:table-cell>
          <table:table-cell office:value-type="float" office:value="0.38039215686274508" table:formula="of:=[.A9]/255" table:style-name="ce1">
            <text:p>0.380392157</text:p>
          </table:table-cell>
          <table:table-cell office:value-type="float" office:value="0.35294117647058826" table:formula="of:=[.B9]/255" table:style-name="ce1">
            <text:p>0.352941176</text:p>
          </table:table-cell>
          <table:table-cell office:value-type="float" office:value="0.35294117647058826" table:formula="of:=[.C9]/255" table:style-name="ce1">
            <text:p>0.352941176</text:p>
          </table:table-cell>
          <table:table-cell office:value-type="float" office:value="0" table:formula="of:=60*(MOD(([.O9]-[.P9])/[.M9];6))" table:style-name="ce1">
            <text:p>0</text:p>
          </table:table-cell>
          <table:table-cell office:value-type="float" office:value="60" table:formula="of:=60*((([.P9]-[.N9])/[.M9])+2)" table:style-name="ce1">
            <text:p>60</text:p>
          </table:table-cell>
          <table:table-cell office:value-type="float" office:value="300" table:formula="of:=60*((([.N9]-[.O9])/[.M9])+4)" table:style-name="ce1">
            <text:p>300</text:p>
          </table:table-cell>
          <table:table-cell table:number-columns-repeated="16365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89" table:style-name="ce1">
            <text:p>89</text:p>
          </table:table-cell>
          <table:table-cell office:value-type="float" office:value="85" table:style-name="ce1">
            <text:p>85</text:p>
          </table:table-cell>
          <table:table-cell office:value-type="float" office:value="26.666666666666636" table:formula="of:=[.H10]" table:style-name="ce2">
            <text:p>27</text:p>
          </table:table-cell>
          <table:table-cell office:value-type="float" office:value="5.0279329608938612E-2" table:formula="of:=[.I10]" table:style-name="ce6">
            <text:p>0.05</text:p>
          </table:table-cell>
          <table:table-cell office:value-type="float" office:value="0.35098039215686272" table:formula="of:=[.J10]" table:style-name="ce6">
            <text:p>0.35</text:p>
          </table:table-cell>
          <table:table-cell table:style-name="ce1"/>
          <table:table-cell office:value-type="float" office:value="26.666666666666636" table:formula="of:=IF(AND([.A10]&gt;=[.B10];[.A10]&gt;=[.C10]);[.Q10];IF([.B10]&gt;=[.C10];[.R10];[.S10]))" table:style-name="ce1">
            <text:p>26.66666667</text:p>
          </table:table-cell>
          <table:table-cell office:value-type="float" office:value="5.0279329608938612E-2" table:formula="of:=IF([.M10]=0;0;([.M10]/(1-ABS(2*[.J10]-1))))" table:style-name="ce3">
            <text:p>0.050</text:p>
          </table:table-cell>
          <table:table-cell office:value-type="float" office:value="0.35098039215686272" table:formula="of:=([.K10]+[.L10])/2" table:style-name="ce3">
            <text:p>0.351</text:p>
          </table:table-cell>
          <table:table-cell office:value-type="float" office:value="0.36862745098039218" table:formula="of:=MAX([.N10:.P10])" table:style-name="ce1">
            <text:p>0.368627451</text:p>
          </table:table-cell>
          <table:table-cell office:value-type="float" office:value="0.33333333333333331" table:formula="of:=MIN([.N10:.P10])" table:style-name="ce1">
            <text:p>0.333333333</text:p>
          </table:table-cell>
          <table:table-cell office:value-type="float" office:value="3.5294117647058865E-2" table:formula="of:=[.K10]-[.L10]" table:style-name="ce1">
            <text:p>0.035294118</text:p>
          </table:table-cell>
          <table:table-cell office:value-type="float" office:value="0.36862745098039218" table:formula="of:=[.A10]/255" table:style-name="ce1">
            <text:p>0.368627451</text:p>
          </table:table-cell>
          <table:table-cell office:value-type="float" office:value="0.34901960784313724" table:formula="of:=[.B10]/255" table:style-name="ce1">
            <text:p>0.349019608</text:p>
          </table:table-cell>
          <table:table-cell office:value-type="float" office:value="0.33333333333333331" table:formula="of:=[.C10]/255" table:style-name="ce1">
            <text:p>0.333333333</text:p>
          </table:table-cell>
          <table:table-cell office:value-type="float" office:value="26.666666666666636" table:formula="of:=60*(MOD(([.O10]-[.P10])/[.M10];6))" table:style-name="ce1">
            <text:p>26.66666667</text:p>
          </table:table-cell>
          <table:table-cell office:value-type="float" office:value="60" table:formula="of:=60*((([.P10]-[.N10])/[.M10])+2)" table:style-name="ce1">
            <text:p>60</text:p>
          </table:table-cell>
          <table:table-cell office:value-type="float" office:value="273.33333333333337" table:formula="of:=60*((([.N10]-[.O10])/[.M10])+4)" table:style-name="ce1">
            <text:p>273.3333333</text:p>
          </table:table-cell>
          <table:table-cell table:number-columns-repeated="16365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6">
      <number:number number:decimal-places="3" number:min-integer-digits="1"/>
    </number:number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067</meta:generator>
    <meta:initial-creator>Mark Qi</meta:initial-creator>
    <dc:creator>Oolong</dc:creator>
    <meta:creation-date>2017-03-13T16:38:35Z</meta:creation-date>
    <dc:date>2017-06-19T04:05:38Z</dc:date>
    <meta:editing-cycles>65</meta:editing-cycles>
    <meta:editing-duration>PT119192S</meta:editing-duration>
  </office:meta>
</office:document-meta>
</file>